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1b2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. OSPF data formats</text:p>
      <text:p text:style-name="Preformatted_20_Text"/>
      <text:p text:style-name="Preformatted_20_Text"><text:s text:c="4"/>This appendix describes the format of OSPF protocol packets and OSPF</text:p>
      <text:p text:style-name="Preformatted_20_Text"><text:s text:c="4"/>LSAs. <text:s/>The OSPF protocol runs directly over the IP network layer.</text:p>
      <text:p text:style-name="Preformatted_20_Text"><text:s text:c="4"/>Before any data formats are described, the details of the OSPF</text:p>
      <text:p text:style-name="Preformatted_20_Text"><text:s text:c="4"/>encapsulation are explained.</text:p>
      <text:p text:style-name="Preformatted_20_Text"/>
      <text:p text:style-name="Preformatted_20_Text"><text:s text:c="4"/>Next the OSPF Options field is described. <text:s/>This field describes</text:p>
      <text:p text:style-name="Preformatted_20_Text"><text:s text:c="4"/>various capabilities that may or may not be supported by pieces of</text:p>
      <text:p text:style-name="Preformatted_20_Text"><text:s text:c="4"/>the OSPF routing domain. The OSPF Options field is contained in OSPF</text:p>
      <text:p text:style-name="Preformatted_20_Text"><text:s text:c="4"/>Hello packets, Database Description packets and in OSPF LSAs.</text:p>
      <text:p text:style-name="Preformatted_20_Text"/>
      <text:p text:style-name="Preformatted_20_Text"><text:s text:c="4"/>OSPF packet formats are detailed in Section A.3. <text:s/>A description of</text:p>
      <text:p text:style-name="Preformatted_20_Text"><text:s text:c="4"/>OSPF LSAs appears in Section A.4.</text:p>
      <text:p text:style-name="Preformatted_20_Text"/>
      <text:p text:style-name="Preformatted_20_Text">A.1 Encapsulation of OSPF packets</text:p>
      <text:p text:style-name="Preformatted_20_Text"/>
      <text:p text:style-name="Preformatted_20_Text"><text:s text:c="4"/>OSPF runs directly over the Internet Protocol's network layer. <text:s/>OSPF</text:p>
      <text:p text:style-name="Preformatted_20_Text"><text:s text:c="4"/>packets are therefore encapsulated solely by IP and local data-link</text:p>
      <text:p text:style-name="Preformatted_20_Text"><text:s text:c="4"/>headers.</text:p>
      <text:p text:style-name="Preformatted_20_Text"/>
      <text:p text:style-name="Preformatted_20_Text"><text:s text:c="4"/>OSPF does not define a way to fragment its protocol packets, and</text:p>
      <text:p text:style-name="Preformatted_20_Text"><text:s text:c="4"/>depends on IP fragmentation when transmitting packets larger than</text:p>
      <text:p text:style-name="Preformatted_20_Text"><text:s text:c="4"/>the network MTU. If necessary, the length of OSPF packets can be up</text:p>
      <text:p text:style-name="Preformatted_20_Text"><text:s text:c="4"/>to 65,535 bytes (including the IP header). <text:s/>The OSPF packet types</text:p>
      <text:p text:style-name="Preformatted_20_Text"><text:s text:c="4"/>that are likely to be large (Database Description Packets, Link</text:p>
      <text:p text:style-name="Preformatted_20_Text"><text:s text:c="4"/>State Request, Link State Update, and Link State Acknowledgment</text:p>
      <text:p text:style-name="Preformatted_20_Text"><text:s text:c="4"/>packets) can usually be split into several separate protocol</text:p>
      <text:p text:style-name="Preformatted_20_Text"><text:s text:c="4"/>packets, without loss of functionality. <text:s/>This is recommended; IP</text:p>
      <text:p text:style-name="Preformatted_20_Text"><text:s text:c="4"/>fragmentation should be avoided whenever possible. <text:s/>Using this</text:p>
      <text:p text:style-name="Preformatted_20_Text"><text:s text:c="4"/>reasoning, an attempt should be made to limit the sizes of OSPF</text:p>
      <text:p text:style-name="Preformatted_20_Text"><text:s text:c="4"/>packets sent over virtual links to 576 bytes unless Path MTU</text:p>
      <text:p text:style-name="Preformatted_20_Text"><text:s text:c="4"/>Discovery is being performed (see [Ref22]).</text:p>
      <text:p text:style-name="Preformatted_20_Text"/>
      <text:p text:style-name="Preformatted_20_Text"><text:s text:c="4"/>The other important features of OSPF's IP encapsulation are:</text:p>
      <text:p text:style-name="Preformatted_20_Text"/>
      <text:p text:style-name="Preformatted_20_Text"><text:s text:c="4"/>o <text:s text:c="2"/>Use of IP multicast. <text:s/>Some OSPF messages are multicast, when</text:p>
      <text:p text:style-name="Preformatted_20_Text"><text:s text:c="8"/>sent over broadcast networks. <text:s/>Two distinct IP multicast</text:p>
      <text:p text:style-name="Preformatted_20_Text"><text:s text:c="8"/>addresses are used. <text:s/>Packets sent to these multicast addresses</text:p>
      <text:p text:style-name="Preformatted_20_Text"><text:s text:c="8"/>should never be forwarded; they are meant to travel a single hop</text:p>
      <text:p text:style-name="Preformatted_20_Text"><text:s text:c="8"/>only. <text:s/>To ensure that these packets will not travel multiple</text:p>
      <text:p text:style-name="Preformatted_20_Text"><text:s text:c="8"/>hops, their IP TTL must be set to 1.</text:p>
      <text:p text:style-name="Preformatted_20_Text"/>
      <text:p text:style-name="Preformatted_20_Text"/>
      <text:p text:style-name="Preformatted_20_Text"><text:s text:c="8"/>AllSPFRouters</text:p>
      <text:p text:style-name="Preformatted_20_Text"><text:s text:c="12"/>This multicast address has been assigned the value</text:p>
      <text:p text:style-name="Preformatted_20_Text"><text:s text:c="12"/>224.0.0.5. <text:s/>All routers running OSPF should be prepared to</text:p>
      <text:p text:style-name="Preformatted_20_Text"><text:s text:c="12"/>receive packets sent to this address. <text:s/>Hello packets are</text:p>
      <text:p text:style-name="Preformatted_20_Text"><text:s text:c="12"/>always sent to this destination. <text:s/>Also, certain OSPF</text:p>
      <text:p text:style-name="Preformatted_20_Text"><text:s text:c="12"/>protocol packets are sent to this address during the</text:p>
      <text:p text:style-name="Preformatted_20_Text"><text:s text:c="12"/>flooding procedure.</text:p>
      <text:p text:style-name="Preformatted_20_Text"/>
      <text:p text:style-name="Preformatted_20_Text"><text:s text:c="8"/>AllDRouters</text:p>
      <text:p text:style-name="Preformatted_20_Text"><text:s text:c="12"/>This multicast address has been assigned the value</text:p>
      <text:p text:style-name="Preformatted_20_Text"><text:s text:c="12"/>224.0.0.6. <text:s/>Both the Designated Router and Backup Designated</text:p>
      <text:p text:style-name="Preformatted_20_Text"><text:s text:c="12"/>Router must be prepared to receive packets destined to this</text:p>
      <text:p text:style-name="Preformatted_20_Text"><text:s text:c="12"/>address. <text:s/>Certain OSPF protocol packets are sent to this</text:p>
      <text:p text:style-name="Preformatted_20_Text"><text:s text:c="12"/>address during the flooding procedure.</text:p>
      <text:p text:style-name="Preformatted_20_Text"/>
      <text:p text:style-name="Preformatted_20_Text"><text:s text:c="4"/>o <text:s text:c="2"/>OSPF is IP protocol number 89. <text:s/>This number has been registered</text:p>
      <text:p text:style-name="Preformatted_20_Text"><text:s text:c="8"/>with the Network Information Center. <text:s/>IP protocol number</text:p>
      <text:p text:style-name="Preformatted_20_Text"><text:soft-page-break/><text:s text:c="8"/>assignments are documented in [Ref11].</text:p>
      <text:p text:style-name="Preformatted_20_Text"/>
      <text:p text:style-name="Preformatted_20_Text"><text:s text:c="4"/>o <text:s text:c="2"/>All OSPF routing protocol packets are sent using the normal</text:p>
      <text:p text:style-name="Preformatted_20_Text"><text:s text:c="8"/>service TOS value of binary 0000 defined in [Ref12].</text:p>
      <text:p text:style-name="Preformatted_20_Text"/>
      <text:p text:style-name="Preformatted_20_Text"><text:s text:c="4"/>o <text:s text:c="2"/>Routing protocol packets are sent with IP precedence set to</text:p>
      <text:p text:style-name="Preformatted_20_Text"><text:s text:c="8"/>Internetwork Control. <text:s/>OSPF protocol packets should be given</text:p>
      <text:p text:style-name="Preformatted_20_Text"><text:s text:c="8"/>precedence over regular IP data traffic, in both sending and</text:p>
      <text:p text:style-name="Preformatted_20_Text"><text:s text:c="8"/>receiving. <text:s/>Setting the IP precedence field in the IP header to</text:p>
      <text:p text:style-name="Preformatted_20_Text"><text:s text:c="8"/>Internetwork Control [Ref5] may help implement this objective.</text:p>
      <text:p text:style-name="Preformatted_20_Text"/>
      <text:p text:style-name="Preformatted_20_Text"/>
      <text:p text:style-name="Preformatted_20_Text"/>
      <text:p text:style-name="Preformatted_20_Text">A.2 The Options field</text:p>
      <text:p text:style-name="Preformatted_20_Text"/>
      <text:p text:style-name="Preformatted_20_Text"><text:s text:c="4"/>The OSPF Options field is present in OSPF Hello packets, Database</text:p>
      <text:p text:style-name="Preformatted_20_Text"><text:s text:c="4"/>Description packets and all LSAs. <text:s/>The Options field enables OSPF</text:p>
      <text:p text:style-name="Preformatted_20_Text"><text:s text:c="4"/>routers to support (or not support) optional capabilities, and to</text:p>
      <text:p text:style-name="Preformatted_20_Text"><text:s text:c="4"/>communicate their capability level to other OSPF routers. <text:s/>Through</text:p>
      <text:p text:style-name="Preformatted_20_Text"><text:s text:c="4"/>this mechanism routers of differing capabilities can be mixed within</text:p>
      <text:p text:style-name="Preformatted_20_Text"><text:s text:c="4"/>an OSPF routing domain.</text:p>
      <text:p text:style-name="Preformatted_20_Text"/>
      <text:p text:style-name="Preformatted_20_Text"><text:s text:c="4"/>When used in Hello packets, the Options field allows a router to</text:p>
      <text:p text:style-name="Preformatted_20_Text"><text:s text:c="4"/>reject a neighbor because of a capability mismatch. <text:s/>Alternatively,</text:p>
      <text:p text:style-name="Preformatted_20_Text"><text:s text:c="4"/>when capabilities are exchanged in Database Description packets a</text:p>
      <text:p text:style-name="Preformatted_20_Text"><text:s text:c="4"/>router can choose not to forward certain LSAs to a neighbor because</text:p>
      <text:p text:style-name="Preformatted_20_Text"><text:s text:c="4"/>of its reduced functionality. <text:s/>Lastly, listing capabilities in LSAs</text:p>
      <text:p text:style-name="Preformatted_20_Text"><text:s text:c="4"/>allows routers to forward traffic around reduced functionality</text:p>
      <text:p text:style-name="Preformatted_20_Text"><text:s text:c="4"/>routers, by excluding them from parts of the routing table</text:p>
      <text:p text:style-name="Preformatted_20_Text"><text:s text:c="4"/>calculation.</text:p>
      <text:p text:style-name="Preformatted_20_Text"/>
      <text:p text:style-name="Preformatted_20_Text"><text:s text:c="4"/>Five bits of the OSPF Options field have been assigned, although</text:p>
      <text:p text:style-name="Preformatted_20_Text"><text:s text:c="4"/>only one (the E-bit) is described completely by this memo. Each bit</text:p>
      <text:p text:style-name="Preformatted_20_Text"><text:s text:c="4"/>is described briefly below. Routers should reset (i.e. <text:s/>clear)</text:p>
      <text:p text:style-name="Preformatted_20_Text"><text:s text:c="4"/>unrecognized bits in the Options field when sending Hello packets or</text:p>
      <text:p text:style-name="Preformatted_20_Text"><text:s text:c="4"/>Database Description packets and when originating LSAs. Conversely,</text:p>
      <text:p text:style-name="Preformatted_20_Text"><text:s text:c="4"/>routers encountering unrecognized Option bits in received Hello</text:p>
      <text:p text:style-name="Preformatted_20_Text"><text:s text:c="4"/>Packets, Database Description packets or LSAs should ignore the</text:p>
      <text:p text:style-name="Preformatted_20_Text"><text:s text:c="4"/>capability and process the packet/LSA normally.</text:p>
      <text:p text:style-name="Preformatted_20_Text"/>
      <text:p text:style-name="Preformatted_20_Text"><text:s text:c="23"/>+------------------------------------+</text:p>
      <text:p text:style-name="Preformatted_20_Text"><text:s text:c="23"/>| * | * | DC | EA | N/P | MC | E | * |</text:p>
      <text:p text:style-name="Preformatted_20_Text"><text:s text:c="23"/>+------------------------------------+</text:p>
      <text:p text:style-name="Preformatted_20_Text"/>
      <text:p text:style-name="Preformatted_20_Text"><text:s text:c="29"/>The Options field</text:p>
      <text:p text:style-name="Preformatted_20_Text"/>
      <text:p text:style-name="Preformatted_20_Text"/>
      <text:p text:style-name="Preformatted_20_Text"><text:s text:c="4"/>E-bit</text:p>
      <text:p text:style-name="Preformatted_20_Text"><text:s text:c="8"/>This bit describes the way AS-external-LSAs are flooded, as</text:p>
      <text:p text:style-name="Preformatted_20_Text"><text:s text:c="8"/>described in Sections 3.6, 9.5, 10.8 and 12.1.2 of this memo.</text:p>
      <text:p text:style-name="Preformatted_20_Text"/>
      <text:p text:style-name="Preformatted_20_Text"><text:s text:c="4"/>MC-bit</text:p>
      <text:p text:style-name="Preformatted_20_Text"><text:s text:c="8"/>This bit describes whether IP multicast datagrams are forwarded</text:p>
      <text:p text:style-name="Preformatted_20_Text"><text:s text:c="8"/>according to the specifications in [Ref18].</text:p>
      <text:p text:style-name="Preformatted_20_Text"/>
      <text:p text:style-name="Preformatted_20_Text"><text:s text:c="4"/>N/P-bit</text:p>
      <text:p text:style-name="Preformatted_20_Text"><text:s text:c="8"/>This bit describes the handling of Type-7 LSAs, as specified in</text:p>
      <text:p text:style-name="Preformatted_20_Text"><text:s text:c="8"/>[Ref19].</text:p>
      <text:p text:style-name="Preformatted_20_Text"/>
      <text:p text:style-name="Preformatted_20_Text"><text:s text:c="4"/>EA-bit</text:p>
      <text:p text:style-name="Preformatted_20_Text"><text:s text:c="8"/>This bit describes the router's willingness to receive and</text:p>
      <text:p text:style-name="Preformatted_20_Text"><text:soft-page-break/><text:s text:c="8"/>forward External-Attributes-LSAs, as specified in [Ref20].</text:p>
      <text:p text:style-name="Preformatted_20_Text"/>
      <text:p text:style-name="Preformatted_20_Text"><text:s text:c="4"/>DC-bit</text:p>
      <text:p text:style-name="Preformatted_20_Text"><text:s text:c="8"/>This bit describes the router's handling of demand circuits, as</text:p>
      <text:p text:style-name="Preformatted_20_Text"><text:s text:c="8"/>specified in [Ref21].</text:p>
      <text:p text:style-name="Preformatted_20_Text"/>
      <text:p text:style-name="Preformatted_20_Text">A.3 OSPF Packet Formats</text:p>
      <text:p text:style-name="Preformatted_20_Text"/>
      <text:p text:style-name="Preformatted_20_Text"><text:s text:c="4"/>There are five distinct OSPF packet types. <text:s/>All OSPF packet types</text:p>
      <text:p text:style-name="Preformatted_20_Text"><text:s text:c="4"/>begin with a standard 24 byte header. <text:s/>This header is described</text:p>
      <text:p text:style-name="Preformatted_20_Text"><text:s text:c="4"/>first. <text:s/>Each packet type is then described in a succeeding section.</text:p>
      <text:p text:style-name="Preformatted_20_Text"><text:s text:c="4"/>In these sections each packet's division into fields is displayed,</text:p>
      <text:p text:style-name="Preformatted_20_Text"><text:s text:c="4"/>and then the field definitions are enumerated.</text:p>
      <text:p text:style-name="Preformatted_20_Text"/>
      <text:p text:style-name="Preformatted_20_Text"><text:s text:c="4"/>All OSPF packet types (other than the OSPF Hello packets) deal with</text:p>
      <text:p text:style-name="Preformatted_20_Text"><text:s text:c="4"/>lists of LSAs. <text:s/>For example, Link State Update packets implement the</text:p>
      <text:p text:style-name="Preformatted_20_Text"><text:s text:c="4"/>flooding of LSAs throughout the OSPF routing domain. <text:s/>Because of</text:p>
      <text:p text:style-name="Preformatted_20_Text"><text:s text:c="4"/>this, OSPF protocol packets cannot be parsed unless the format of</text:p>
      <text:p text:style-name="Preformatted_20_Text"><text:s text:c="4"/>LSAs is also understood. <text:s/>The format of LSAs is described in Section</text:p>
      <text:p text:style-name="Preformatted_20_Text"><text:s text:c="4"/>A.4.</text:p>
      <text:p text:style-name="Preformatted_20_Text"/>
      <text:p text:style-name="Preformatted_20_Text"><text:s text:c="4"/>The receive processing of OSPF packets is detailed in Section 8.2.</text:p>
      <text:p text:style-name="Preformatted_20_Text"><text:s text:c="4"/>The sending of OSPF packets is explained in Section 8.1.</text:p>
      <text:p text:style-name="Preformatted_20_Text"/>
      <text:p text:style-name="Preformatted_20_Text">A.3.1 The OSPF packet header</text:p>
      <text:p text:style-name="Preformatted_20_Text"/>
      <text:p text:style-name="Preformatted_20_Text"><text:s text:c="4"/>Every OSPF packet starts with a standard 24 byte header. <text:s/>This</text:p>
      <text:p text:style-name="Preformatted_20_Text"><text:s text:c="4"/>header contains all the information necessary to determine whether</text:p>
      <text:p text:style-name="Preformatted_20_Text"><text:s text:c="4"/>the packet should be accepted for further processing. <text:s/>This</text:p>
      <text:p text:style-name="Preformatted_20_Text"><text:s text:c="4"/>determination is described in Section 8.2 of the specification.</text:p>
      <text:p text:style-name="Preformatted_20_Text"/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2"/>Version # <text:s text:c="2"/>| <text:s text:c="4"/>Type <text:s text:c="5"/>| <text:s text:c="8"/>Packet length <text:s text:c="8"/>|</text:p>
      <text:p text:style-name="Preformatted_20_Text"><text:s text:c="7"/>+-+-+-+-+-+-+-+-+-+-+-+-+-+-+-+-+-+-+-+-+-+-+-+-+-+-+-+-+-+-+-+-+</text:p>
      <text:p text:style-name="Preformatted_20_Text"><text:s text:c="7"/>| <text:s text:c="25"/>Router ID <text:s text:c="27"/>|</text:p>
      <text:p text:style-name="Preformatted_20_Text"><text:s text:c="7"/>+-+-+-+-+-+-+-+-+-+-+-+-+-+-+-+-+-+-+-+-+-+-+-+-+-+-+-+-+-+-+-+-+</text:p>
      <text:p text:style-name="Preformatted_20_Text"><text:s text:c="7"/>| <text:s text:c="26"/>Area ID <text:s text:c="28"/>|</text:p>
      <text:p text:style-name="Preformatted_20_Text"><text:s text:c="7"/>+-+-+-+-+-+-+-+-+-+-+-+-+-+-+-+-+-+-+-+-+-+-+-+-+-+-+-+-+-+-+-+-+</text:p>
      <text:p text:style-name="Preformatted_20_Text"><text:s text:c="7"/>| <text:s text:c="10"/>Checksum <text:s text:c="11"/>| <text:s text:c="12"/>AuType <text:s text:c="11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/>
      <text:p text:style-name="Preformatted_20_Text"/>
      <text:p text:style-name="Preformatted_20_Text"/>
      <text:p text:style-name="Preformatted_20_Text"><text:s text:c="4"/>Version #</text:p>
      <text:p text:style-name="Preformatted_20_Text"><text:s text:c="8"/>The OSPF version number. <text:s/>This specification documents version 2</text:p>
      <text:p text:style-name="Preformatted_20_Text"><text:s text:c="8"/>of the protocol.</text:p>
      <text:p text:style-name="Preformatted_20_Text"/>
      <text:p text:style-name="Preformatted_20_Text"><text:s text:c="4"/>Type</text:p>
      <text:p text:style-name="Preformatted_20_Text"><text:s text:c="8"/>The OSPF packet types are as follows. See Sections A.3.2 through</text:p>
      <text:p text:style-name="Preformatted_20_Text"><text:s text:c="8"/>A.3.6 for details.</text:p>
      <text:p text:style-name="Preformatted_20_Text"/>
      <text:p text:style-name="Preformatted_20_Text"/>
      <text:p text:style-name="Preformatted_20_Text"><text:s text:c="26"/>Type <text:s text:c="2"/>Description</text:p>
      <text:p text:style-name="Preformatted_20_Text"><text:s text:c="26"/>________________________________</text:p>
      <text:p text:style-name="Preformatted_20_Text"><text:soft-page-break/><text:s text:c="26"/>1 <text:s text:c="5"/>Hello</text:p>
      <text:p text:style-name="Preformatted_20_Text"><text:s text:c="26"/>2 <text:s text:c="5"/>Database Description</text:p>
      <text:p text:style-name="Preformatted_20_Text"><text:s text:c="26"/>3 <text:s text:c="5"/>Link State Request</text:p>
      <text:p text:style-name="Preformatted_20_Text"><text:s text:c="26"/>4 <text:s text:c="5"/>Link State Update</text:p>
      <text:p text:style-name="Preformatted_20_Text"><text:s text:c="26"/>5 <text:s text:c="5"/>Link State Acknowledgment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"/>Packet length</text:p>
      <text:p text:style-name="Preformatted_20_Text"><text:s text:c="8"/>The length of the OSPF protocol packet in bytes. <text:s/>This length</text:p>
      <text:p text:style-name="Preformatted_20_Text"><text:s text:c="8"/>includes the standard OSPF header.</text:p>
      <text:p text:style-name="Preformatted_20_Text"/>
      <text:p text:style-name="Preformatted_20_Text"><text:s text:c="4"/>Router ID</text:p>
      <text:p text:style-name="Preformatted_20_Text"><text:s text:c="8"/>The Router ID of the packet's source.</text:p>
      <text:p text:style-name="Preformatted_20_Text"/>
      <text:p text:style-name="Preformatted_20_Text"><text:s text:c="4"/>Area ID</text:p>
      <text:p text:style-name="Preformatted_20_Text"><text:s text:c="8"/>A 32 bit number identifying the area that this packet belongs</text:p>
      <text:p text:style-name="Preformatted_20_Text"><text:s text:c="8"/>to. <text:s/>All OSPF packets are associated with a single area. <text:s/>Most</text:p>
      <text:p text:style-name="Preformatted_20_Text"><text:s text:c="8"/>travel a single hop only. <text:s/>Packets travelling over a virtual</text:p>
      <text:p text:style-name="Preformatted_20_Text"><text:s text:c="8"/>link are labelled with the backbone Area ID of 0.0.0.0.</text:p>
      <text:p text:style-name="Preformatted_20_Text"/>
      <text:p text:style-name="Preformatted_20_Text"><text:s text:c="4"/>Checksum</text:p>
      <text:p text:style-name="Preformatted_20_Text"><text:s text:c="8"/>The standard IP checksum of the entire contents of the packet,</text:p>
      <text:p text:style-name="Preformatted_20_Text"><text:s text:c="8"/>starting with the OSPF packet header but excluding the 64-bit</text:p>
      <text:p text:style-name="Preformatted_20_Text"><text:s text:c="8"/>authentication field. <text:s/>This checksum is calculated as the 16-bit</text:p>
      <text:p text:style-name="Preformatted_20_Text"><text:s text:c="8"/>one's complement of the one's complement sum of all the 16-bit</text:p>
      <text:p text:style-name="Preformatted_20_Text"><text:s text:c="8"/>words in the packet, excepting the authentication field. <text:s/>If the</text:p>
      <text:p text:style-name="Preformatted_20_Text"><text:s text:c="8"/>packet's length is not an integral number of 16-bit words, the</text:p>
      <text:p text:style-name="Preformatted_20_Text"><text:s text:c="8"/>packet is padded with a byte of zero before checksumming. <text:s/>The</text:p>
      <text:p text:style-name="Preformatted_20_Text"><text:s text:c="8"/>checksum is considered to be part of the packet authentication</text:p>
      <text:p text:style-name="Preformatted_20_Text"><text:s text:c="8"/>procedure; for some authentication types the checksum</text:p>
      <text:p text:style-name="Preformatted_20_Text"><text:s text:c="8"/>calculation is omitted.</text:p>
      <text:p text:style-name="Preformatted_20_Text"/>
      <text:p text:style-name="Preformatted_20_Text"><text:s text:c="4"/>AuType</text:p>
      <text:p text:style-name="Preformatted_20_Text"><text:s text:c="8"/>Identifies the authentication procedure to be used for the</text:p>
      <text:p text:style-name="Preformatted_20_Text"><text:s text:c="8"/>packet. <text:s/>Authentication is discussed in Appendix D of the</text:p>
      <text:p text:style-name="Preformatted_20_Text"><text:s text:c="8"/>specification. <text:s/>Consult Appendix D for a list of the currently</text:p>
      <text:p text:style-name="Preformatted_20_Text"><text:s text:c="8"/>defined authentication types.</text:p>
      <text:p text:style-name="Preformatted_20_Text"/>
      <text:p text:style-name="Preformatted_20_Text"><text:s text:c="4"/>Authentication</text:p>
      <text:p text:style-name="Preformatted_20_Text"><text:s text:c="8"/>A 64-bit field for use by the authentication scheme. See</text:p>
      <text:p text:style-name="Preformatted_20_Text"><text:s text:c="8"/>Appendix D for details.</text:p>
      <text:p text:style-name="Preformatted_20_Text"/>
      <text:p text:style-name="Preformatted_20_Text"/>
      <text:p text:style-name="Preformatted_20_Text">A.3.2 The Hello packet</text:p>
      <text:p text:style-name="Preformatted_20_Text"/>
      <text:p text:style-name="Preformatted_20_Text"><text:s text:c="4"/>Hello packets are OSPF packet type 1. <text:s/>These packets are sent</text:p>
      <text:p text:style-name="Preformatted_20_Text"><text:s text:c="4"/>periodically on all interfaces (including virtual links) in order to</text:p>
      <text:p text:style-name="Preformatted_20_Text"><text:s text:c="4"/>establish and maintain neighbor relationships. <text:s/>In addition, Hello</text:p>
      <text:p text:style-name="Preformatted_20_Text"><text:s text:c="4"/>Packets are multicast on those physical networks having a multicast</text:p>
      <text:p text:style-name="Preformatted_20_Text"><text:s text:c="4"/>or broadcast capability, enabling dynamic discovery of neighboring</text:p>
      <text:p text:style-name="Preformatted_20_Text"><text:s text:c="4"/>routers.</text:p>
      <text:p text:style-name="Preformatted_20_Text"/>
      <text:p text:style-name="Preformatted_20_Text"><text:s text:c="4"/>All routers connected to a common network must agree on certain</text:p>
      <text:p text:style-name="Preformatted_20_Text"><text:s text:c="4"/>parameters (Network mask, HelloInterval and RouterDeadInterval).</text:p>
      <text:p text:style-name="Preformatted_20_Text"><text:s text:c="4"/>These parameters are included in Hello packets, so that differences</text:p>
      <text:p text:style-name="Preformatted_20_Text"><text:s text:c="4"/>can inhibit the forming of neighbor relationships. <text:s/>A detailed</text:p>
      <text:p text:style-name="Preformatted_20_Text"><text:s text:c="4"/>explanation of the receive processing for Hello packets is presented</text:p>
      <text:p text:style-name="Preformatted_20_Text"><text:s text:c="4"/>in Section 10.5. <text:s/>The sending of Hello packets is covered in Section</text:p>
      <text:p text:style-name="Preformatted_20_Text"><text:s text:c="4"/>9.5.</text:p>
      <text:p text:style-name="Preformatted_20_Text"><text:soft-page-break/></text:p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2"/>Version # <text:s text:c="2"/>| <text:s text:c="6"/>1 <text:s text:c="6"/>| <text:s text:c="8"/>Packet length <text:s text:c="8"/>|</text:p>
      <text:p text:style-name="Preformatted_20_Text"><text:s text:c="7"/>+-+-+-+-+-+-+-+-+-+-+-+-+-+-+-+-+-+-+-+-+-+-+-+-+-+-+-+-+-+-+-+-+</text:p>
      <text:p text:style-name="Preformatted_20_Text"><text:s text:c="7"/>| <text:s text:c="25"/>Router ID <text:s text:c="27"/>|</text:p>
      <text:p text:style-name="Preformatted_20_Text"><text:s text:c="7"/>+-+-+-+-+-+-+-+-+-+-+-+-+-+-+-+-+-+-+-+-+-+-+-+-+-+-+-+-+-+-+-+-+</text:p>
      <text:p text:style-name="Preformatted_20_Text"><text:s text:c="7"/>| <text:s text:c="26"/>Area ID <text:s text:c="28"/>|</text:p>
      <text:p text:style-name="Preformatted_20_Text"><text:s text:c="7"/>+-+-+-+-+-+-+-+-+-+-+-+-+-+-+-+-+-+-+-+-+-+-+-+-+-+-+-+-+-+-+-+-+</text:p>
      <text:p text:style-name="Preformatted_20_Text"><text:s text:c="7"/>| <text:s text:c="10"/>Checksum <text:s text:c="11"/>| <text:s text:c="12"/>AuType <text:s text:c="11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23"/>Network Mask <text:s text:c="26"/>|</text:p>
      <text:p text:style-name="Preformatted_20_Text"><text:s text:c="7"/>+-+-+-+-+-+-+-+-+-+-+-+-+-+-+-+-+-+-+-+-+-+-+-+-+-+-+-+-+-+-+-+-+</text:p>
      <text:p text:style-name="Preformatted_20_Text"><text:s text:c="7"/>| <text:s text:c="8"/>HelloInterval <text:s text:c="8"/>| <text:s text:c="3"/>Options <text:s text:c="3"/>| <text:s text:c="3"/>Rtr Pri <text:s text:c="3"/>|</text:p>
      <text:p text:style-name="Preformatted_20_Text"><text:s text:c="7"/>+-+-+-+-+-+-+-+-+-+-+-+-+-+-+-+-+-+-+-+-+-+-+-+-+-+-+-+-+-+-+-+-+</text:p>
      <text:p text:style-name="Preformatted_20_Text"><text:s text:c="7"/>| <text:s text:c="20"/>RouterDeadInterval <text:s text:c="23"/>|</text:p>
      <text:p text:style-name="Preformatted_20_Text"><text:s text:c="7"/>+-+-+-+-+-+-+-+-+-+-+-+-+-+-+-+-+-+-+-+-+-+-+-+-+-+-+-+-+-+-+-+-+</text:p>
      <text:p text:style-name="Preformatted_20_Text"><text:s text:c="7"/>| <text:s text:c="21"/>Designated Router <text:s text:c="23"/>|</text:p>
      <text:p text:style-name="Preformatted_20_Text"><text:s text:c="7"/>+-+-+-+-+-+-+-+-+-+-+-+-+-+-+-+-+-+-+-+-+-+-+-+-+-+-+-+-+-+-+-+-+</text:p>
      <text:p text:style-name="Preformatted_20_Text"><text:s text:c="7"/>| <text:s text:c="18"/>Backup Designated Router <text:s text:c="19"/>|</text:p>
      <text:p text:style-name="Preformatted_20_Text"><text:s text:c="7"/>+-+-+-+-+-+-+-+-+-+-+-+-+-+-+-+-+-+-+-+-+-+-+-+-+-+-+-+-+-+-+-+-+</text:p>
      <text:p text:style-name="Preformatted_20_Text"><text:s text:c="7"/>| <text:s text:c="25"/>Neighbor <text:s text:c="28"/>|</text:p>
      <text:p text:style-name="Preformatted_20_Text"><text:s text:c="7"/>+-+-+-+-+-+-+-+-+-+-+-+-+-+-+-+-+-+-+-+-+-+-+-+-+-+-+-+-+-+-+-+-+</text:p>
      <text:p text:style-name="Preformatted_20_Text"><text:s text:c="7"/>| <text:s text:c="29"/>... <text:s text:c="29"/>|</text:p>
      <text:p text:style-name="Preformatted_20_Text"/>
      <text:p text:style-name="Preformatted_20_Text"/>
      <text:p text:style-name="Preformatted_20_Text"><text:s text:c="4"/>Network mask</text:p>
      <text:p text:style-name="Preformatted_20_Text"><text:s text:c="8"/>The network mask associated with this interface. <text:s/>For example,</text:p>
      <text:p text:style-name="Preformatted_20_Text"><text:s text:c="8"/>if the interface is to a class B network whose third byte is</text:p>
      <text:p text:style-name="Preformatted_20_Text"><text:s text:c="8"/>used for subnetting, the network mask is 0xffffff00.</text:p>
      <text:p text:style-name="Preformatted_20_Text"/>
      <text:p text:style-name="Preformatted_20_Text"><text:s text:c="4"/>Options</text:p>
      <text:p text:style-name="Preformatted_20_Text"><text:s text:c="8"/>The optional capabilities supported by the router, as documented</text:p>
      <text:p text:style-name="Preformatted_20_Text"><text:s text:c="8"/>in Section A.2.</text:p>
      <text:p text:style-name="Preformatted_20_Text"/>
      <text:p text:style-name="Preformatted_20_Text"><text:s text:c="4"/>HelloInterval</text:p>
      <text:p text:style-name="Preformatted_20_Text"><text:s text:c="8"/>The number of seconds between this router's Hello packets.</text:p>
      <text:p text:style-name="Preformatted_20_Text"/>
      <text:p text:style-name="Preformatted_20_Text"><text:s text:c="4"/>Rtr Pri</text:p>
      <text:p text:style-name="Preformatted_20_Text"><text:s text:c="8"/>This router's Router Priority. <text:s/>Used in (Backup) Designated</text:p>
      <text:p text:style-name="Preformatted_20_Text"><text:s text:c="8"/>Router election. <text:s/>If set to 0, the router will be ineligible to</text:p>
      <text:p text:style-name="Preformatted_20_Text"><text:s text:c="8"/>become (Backup) Designated Router.</text:p>
      <text:p text:style-name="Preformatted_20_Text"/>
      <text:p text:style-name="Preformatted_20_Text"><text:s text:c="4"/>RouterDeadInterval</text:p>
      <text:p text:style-name="Preformatted_20_Text"><text:s text:c="8"/>The number of seconds before declaring a silent router down.</text:p>
      <text:p text:style-name="Preformatted_20_Text"/>
      <text:p text:style-name="Preformatted_20_Text"><text:s text:c="4"/>Designated Router</text:p>
      <text:p text:style-name="Preformatted_20_Text"><text:s text:c="8"/>The identity of the Designated Router for this network, in the</text:p>
      <text:p text:style-name="Preformatted_20_Text"><text:s text:c="8"/>view of the sending router. <text:s/>The Designated Router is identified</text:p>
      <text:p text:style-name="Preformatted_20_Text"><text:s text:c="8"/>here by its IP interface address on the network. <text:s/>Set to 0.0.0.0</text:p>
      <text:p text:style-name="Preformatted_20_Text"><text:s text:c="8"/>if there is no Designated Router.</text:p>
      <text:p text:style-name="Preformatted_20_Text"/>
      <text:p text:style-name="Preformatted_20_Text"><text:s text:c="4"/>Backup Designated Router</text:p>
      <text:p text:style-name="Preformatted_20_Text"><text:s text:c="8"/>The identity of the Backup Designated Router for this network,</text:p>
      <text:p text:style-name="Preformatted_20_Text"><text:s text:c="8"/>in the view of the sending router. <text:s/>The Backup Designated Router</text:p>
      <text:p text:style-name="Preformatted_20_Text"><text:soft-page-break/><text:s text:c="8"/>is identified here by its IP interface address on the network.</text:p>
      <text:p text:style-name="Preformatted_20_Text"><text:s text:c="8"/>Set to 0.0.0.0 if there is no Backup Designated Router.</text:p>
      <text:p text:style-name="Preformatted_20_Text"/>
      <text:p text:style-name="Preformatted_20_Text"><text:s text:c="4"/>Neighbor</text:p>
      <text:p text:style-name="Preformatted_20_Text"><text:s text:c="8"/>The Router IDs of each router from whom valid Hello packets have</text:p>
      <text:p text:style-name="Preformatted_20_Text"><text:s text:c="8"/>been seen recently on the network. <text:s/>Recently means in the last</text:p>
      <text:p text:style-name="Preformatted_20_Text"><text:s text:c="8"/>RouterDeadInterval second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A.3.3 The Database Description packet</text:p>
      <text:p text:style-name="Preformatted_20_Text"/>
      <text:p text:style-name="Preformatted_20_Text"><text:s text:c="4"/>Database Description packets are OSPF packet type 2. <text:s/>These packets</text:p>
      <text:p text:style-name="Preformatted_20_Text"><text:s text:c="4"/>are exchanged when an adjacency is being initialized. <text:s/>They describe</text:p>
      <text:p text:style-name="Preformatted_20_Text"><text:s text:c="4"/>the contents of the link-state database. <text:s/>Multiple packets may be</text:p>
      <text:p text:style-name="Preformatted_20_Text"><text:s text:c="4"/>used to describe the database. <text:s/>For this purpose a poll-response</text:p>
      <text:p text:style-name="Preformatted_20_Text"><text:s text:c="4"/>procedure is used. <text:s/>One of the routers is designated to be the</text:p>
      <text:p text:style-name="Preformatted_20_Text"><text:s text:c="4"/>master, the other the slave. <text:s/>The master sends Database Description</text:p>
      <text:p text:style-name="Preformatted_20_Text"><text:s text:c="4"/>packets (polls) which are acknowledged by Database Description</text:p>
      <text:p text:style-name="Preformatted_20_Text"><text:s text:c="4"/>packets sent by the slave (responses). <text:s/>The responses are linked to</text:p>
      <text:p text:style-name="Preformatted_20_Text"><text:s text:c="4"/>the polls via the packets' DD sequence numbers.</text:p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2"/>Version # <text:s text:c="2"/>| <text:s text:c="6"/>2 <text:s text:c="6"/>| <text:s text:c="8"/>Packet length <text:s text:c="8"/>|</text:p>
      <text:p text:style-name="Preformatted_20_Text"><text:s text:c="7"/>+-+-+-+-+-+-+-+-+-+-+-+-+-+-+-+-+-+-+-+-+-+-+-+-+-+-+-+-+-+-+-+-+</text:p>
      <text:p text:style-name="Preformatted_20_Text"><text:s text:c="7"/>| <text:s text:c="25"/>Router ID <text:s text:c="27"/>|</text:p>
      <text:p text:style-name="Preformatted_20_Text"><text:s text:c="7"/>+-+-+-+-+-+-+-+-+-+-+-+-+-+-+-+-+-+-+-+-+-+-+-+-+-+-+-+-+-+-+-+-+</text:p>
      <text:p text:style-name="Preformatted_20_Text"><text:s text:c="7"/>| <text:s text:c="26"/>Area ID <text:s text:c="28"/>|</text:p>
      <text:p text:style-name="Preformatted_20_Text"><text:s text:c="7"/>+-+-+-+-+-+-+-+-+-+-+-+-+-+-+-+-+-+-+-+-+-+-+-+-+-+-+-+-+-+-+-+-+</text:p>
      <text:p text:style-name="Preformatted_20_Text"><text:s text:c="7"/>| <text:s text:c="10"/>Checksum <text:s text:c="11"/>| <text:s text:c="12"/>AuType <text:s text:c="11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8"/>Interface MTU <text:s text:c="8"/>| <text:s text:c="3"/>Options <text:s text:c="3"/>|0|0|0|0|0|I|M|MS</text:p>
      <text:p text:style-name="Preformatted_20_Text"><text:s text:c="7"/>+-+-+-+-+-+-+-+-+-+-+-+-+-+-+-+-+-+-+-+-+-+-+-+-+-+-+-+-+-+-+-+-+</text:p>
      <text:p text:style-name="Preformatted_20_Text"><text:s text:c="7"/>| <text:s text:c="20"/>DD sequence number <text:s text:c="23"/>|</text:p>
      <text:p text:style-name="Preformatted_20_Text"><text:s text:c="7"/>+-+-+-+-+-+-+-+-+-+-+-+-+-+-+-+-+-+-+-+-+-+-+-+-+-+-+-+-+-+-+-+-+</text:p>
      <text:p text:style-name="Preformatted_20_Text"><text:s text:c="7"/>| <text:s text:c="62"/>|</text:p>
      <text:p text:style-name="Preformatted_20_Text"><text:s text:c="7"/>+- <text:s text:c="60"/>-+</text:p>
      <text:p text:style-name="Preformatted_20_Text"><text:s text:c="7"/>| <text:s text:c="62"/>|</text:p>
      <text:p text:style-name="Preformatted_20_Text"><text:s text:c="7"/>+- <text:s text:c="21"/>An LSA Header <text:s text:c="25"/>-+</text:p>
      <text:p text:style-name="Preformatted_20_Text"><text:s text:c="7"/>| <text:s text:c="62"/>|</text:p>
      <text:p text:style-name="Preformatted_20_Text"><text:s text:c="7"/>+- <text:s text:c="60"/>-+</text:p>
      <text:p text:style-name="Preformatted_20_Text"><text:s text:c="7"/>| <text:s text:c="62"/>|</text:p>
      <text:p text:style-name="Preformatted_20_Text"><text:s text:c="7"/>+- <text:s text:c="60"/>-+</text:p>
      <text:p text:style-name="Preformatted_20_Text"><text:s text:c="7"/>| <text:s text:c="62"/>|</text:p>
      <text:p text:style-name="Preformatted_20_Text"><text:s text:c="7"/>+-+-+-+-+-+-+-+-+-+-+-+-+-+-+-+-+-+-+-+-+-+-+-+-+-+-+-+-+-+-+-+-+</text:p>
      <text:p text:style-name="Preformatted_20_Text"><text:s text:c="7"/>| <text:s text:c="29"/>... <text:s text:c="29"/>|</text:p>
      <text:p text:style-name="Preformatted_20_Text"/>
      <text:p text:style-name="Preformatted_20_Text"/>
      <text:p text:style-name="Preformatted_20_Text"/>
      <text:p text:style-name="Preformatted_20_Text">Moy <text:s text:c="24"/>Standards Track <text:s text:c="18"/>[Page 195]</text:p>
      <text:p text:style-name="Preformatted_20_Text"><text:soft-page-break/></text:p>
      <text:p text:style-name="Preformatted_20_Text">RFC 2328 <text:s text:c="20"/>OSPF Version 2 <text:s text:c="18"/>April 1998</text:p>
      <text:p text:style-name="Preformatted_20_Text"/>
      <text:p text:style-name="Preformatted_20_Text"/>
      <text:p text:style-name="Preformatted_20_Text"><text:s text:c="4"/>The format of the Database Description packet is very similar to</text:p>
      <text:p text:style-name="Preformatted_20_Text"><text:s text:c="4"/>both the Link State Request and Link State Acknowledgment packets.</text:p>
      <text:p text:style-name="Preformatted_20_Text"><text:s text:c="4"/>The main part of all three is a list of items, each item describing</text:p>
      <text:p text:style-name="Preformatted_20_Text"><text:s text:c="4"/>a piece of the link-state database. <text:s/>The sending of Database</text:p>
      <text:p text:style-name="Preformatted_20_Text"><text:s text:c="4"/>Description Packets is documented in Section 10.8. <text:s/>The reception of</text:p>
      <text:p text:style-name="Preformatted_20_Text"><text:s text:c="4"/>Database Description packets is documented in Section 10.6.</text:p>
      <text:p text:style-name="Preformatted_20_Text"/>
      <text:p text:style-name="Preformatted_20_Text"><text:s text:c="4"/>Interface MTU</text:p>
      <text:p text:style-name="Preformatted_20_Text"><text:s text:c="8"/>The size in bytes of the largest IP datagram that can be sent</text:p>
      <text:p text:style-name="Preformatted_20_Text"><text:s text:c="8"/>out the associated interface, without fragmentation. <text:s/>The MTUs</text:p>
      <text:p text:style-name="Preformatted_20_Text"><text:s text:c="8"/>of common Internet link types can be found in Table 7-1 of</text:p>
      <text:p text:style-name="Preformatted_20_Text"><text:s text:c="8"/>[Ref22]. Interface MTU should be set to 0 in Database</text:p>
      <text:p text:style-name="Preformatted_20_Text"><text:s text:c="8"/>Description packets sent over virtual links.</text:p>
      <text:p text:style-name="Preformatted_20_Text"/>
      <text:p text:style-name="Preformatted_20_Text"><text:s text:c="4"/>Options</text:p>
      <text:p text:style-name="Preformatted_20_Text"><text:s text:c="8"/>The optional capabilities supported by the router, as documented</text:p>
      <text:p text:style-name="Preformatted_20_Text"><text:s text:c="8"/>in Section A.2.</text:p>
      <text:p text:style-name="Preformatted_20_Text"/>
      <text:p text:style-name="Preformatted_20_Text"><text:s text:c="4"/>I-bit</text:p>
      <text:p text:style-name="Preformatted_20_Text"><text:s text:c="8"/>The Init bit. <text:s/>When set to 1, this packet is the first in the</text:p>
      <text:p text:style-name="Preformatted_20_Text"><text:s text:c="8"/>sequence of Database Description Packets.</text:p>
      <text:p text:style-name="Preformatted_20_Text"/>
      <text:p text:style-name="Preformatted_20_Text"><text:s text:c="4"/>M-bit</text:p>
      <text:p text:style-name="Preformatted_20_Text"><text:s text:c="8"/>The More bit. <text:s/>When set to 1, it indicates that more Database</text:p>
      <text:p text:style-name="Preformatted_20_Text"><text:s text:c="8"/>Description Packets are to follow.</text:p>
      <text:p text:style-name="Preformatted_20_Text"/>
      <text:p text:style-name="Preformatted_20_Text"><text:s text:c="4"/>MS-bit</text:p>
      <text:p text:style-name="Preformatted_20_Text"><text:s text:c="8"/>The Master/Slave bit. <text:s/>When set to 1, it indicates that the</text:p>
      <text:p text:style-name="Preformatted_20_Text"><text:s text:c="8"/>router is the master during the Database Exchange process.</text:p>
      <text:p text:style-name="Preformatted_20_Text"><text:s text:c="8"/>Otherwise, the router is the slave.</text:p>
      <text:p text:style-name="Preformatted_20_Text"/>
      <text:p text:style-name="Preformatted_20_Text"><text:s text:c="4"/>DD sequence number</text:p>
      <text:p text:style-name="Preformatted_20_Text"><text:s text:c="8"/>Used to sequence the collection of Database Description Packets.</text:p>
      <text:p text:style-name="Preformatted_20_Text"><text:s text:c="8"/>The initial value (indicated by the Init bit being set) should</text:p>
      <text:p text:style-name="Preformatted_20_Text"><text:s text:c="8"/>be unique. <text:s/>The DD sequence number then increments until the</text:p>
      <text:p text:style-name="Preformatted_20_Text"><text:s text:c="8"/>complete database description has been sent.</text:p>
      <text:p text:style-name="Preformatted_20_Text"/>
      <text:p text:style-name="Preformatted_20_Text"><text:s text:c="4"/>The rest of the packet consists of a (possibly partial) list of the</text:p>
      <text:p text:style-name="Preformatted_20_Text"><text:s text:c="4"/>link-state database's pieces. <text:s/>Each LSA in the database is described</text:p>
      <text:p text:style-name="Preformatted_20_Text"><text:s text:c="4"/>by its LSA header. <text:s/>The LSA header is documented in Section A.4.1.</text:p>
      <text:p text:style-name="Preformatted_20_Text"><text:s text:c="4"/>It contains all the information required to uniquely identify both</text:p>
      <text:p text:style-name="Preformatted_20_Text"><text:s text:c="4"/>the LSA and the LSA's current instance.</text:p>
      <text:p text:style-name="Preformatted_20_Text"/>
      <text:p text:style-name="Preformatted_20_Text"/>
      <text:p text:style-name="Preformatted_20_Text">A.3.4 The Link State Request packet</text:p>
      <text:p text:style-name="Preformatted_20_Text"/>
      <text:p text:style-name="Preformatted_20_Text"><text:s text:c="4"/>Link State Request packets are OSPF packet type 3. <text:s/>After exchanging</text:p>
      <text:p text:style-name="Preformatted_20_Text"><text:s text:c="4"/>Database Description packets with a neighboring router, a router may</text:p>
      <text:p text:style-name="Preformatted_20_Text"><text:s text:c="4"/>find that parts of its link-state database are out-of-date. <text:s/>The</text:p>
      <text:p text:style-name="Preformatted_20_Text"><text:s text:c="4"/>Link State Request packet is used to request the pieces of the</text:p>
      <text:p text:style-name="Preformatted_20_Text"><text:s text:c="4"/>neighbor's database that are more up-to-date. <text:s/>Multiple Link State</text:p>
      <text:p text:style-name="Preformatted_20_Text"><text:s text:c="4"/>Request packets may need to be used.</text:p>
      <text:p text:style-name="Preformatted_20_Text"/>
      <text:p text:style-name="Preformatted_20_Text"><text:s text:c="4"/>A router that sends a Link State Request packet has in mind the</text:p>
      <text:p text:style-name="Preformatted_20_Text"><text:s text:c="4"/>precise instance of the database pieces it is requesting. Each</text:p>
      <text:p text:style-name="Preformatted_20_Text"><text:s text:c="4"/>instance is defined by its LS sequence number, LS checksum, and LS</text:p>
      <text:p text:style-name="Preformatted_20_Text"><text:s text:c="4"/>age, although these fields are not specified in the Link State</text:p>
      <text:p text:style-name="Preformatted_20_Text"><text:soft-page-break/><text:s text:c="4"/>Request Packet itself. <text:s/>The router may receive even more recent</text:p>
      <text:p text:style-name="Preformatted_20_Text"><text:s text:c="4"/>instances in response.</text:p>
      <text:p text:style-name="Preformatted_20_Text"/>
      <text:p text:style-name="Preformatted_20_Text"><text:s text:c="4"/>The sending of Link State Request packets is documented in Section</text:p>
      <text:p text:style-name="Preformatted_20_Text"><text:s text:c="4"/>10.9. <text:s/>The reception of Link State Request packets is documented in</text:p>
      <text:p text:style-name="Preformatted_20_Text"><text:s text:c="4"/>Section 10.7.</text:p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2"/>Version # <text:s text:c="2"/>| <text:s text:c="6"/>3 <text:s text:c="6"/>| <text:s text:c="8"/>Packet length <text:s text:c="8"/>|</text:p>
      <text:p text:style-name="Preformatted_20_Text"><text:s text:c="7"/>+-+-+-+-+-+-+-+-+-+-+-+-+-+-+-+-+-+-+-+-+-+-+-+-+-+-+-+-+-+-+-+-+</text:p>
      <text:p text:style-name="Preformatted_20_Text"><text:s text:c="7"/>| <text:s text:c="25"/>Router ID <text:s text:c="27"/>|</text:p>
      <text:p text:style-name="Preformatted_20_Text"><text:s text:c="7"/>+-+-+-+-+-+-+-+-+-+-+-+-+-+-+-+-+-+-+-+-+-+-+-+-+-+-+-+-+-+-+-+-+</text:p>
      <text:p text:style-name="Preformatted_20_Text"><text:s text:c="7"/>| <text:s text:c="26"/>Area ID <text:s text:c="28"/>|</text:p>
      <text:p text:style-name="Preformatted_20_Text"><text:s text:c="7"/>+-+-+-+-+-+-+-+-+-+-+-+-+-+-+-+-+-+-+-+-+-+-+-+-+-+-+-+-+-+-+-+-+</text:p>
      <text:p text:style-name="Preformatted_20_Text"><text:s text:c="7"/>| <text:s text:c="10"/>Checksum <text:s text:c="11"/>| <text:s text:c="12"/>AuType <text:s text:c="11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25"/>LS type <text:s text:c="29"/>|</text:p>
      <text:p text:style-name="Preformatted_20_Text"><text:s text:c="7"/>+-+-+-+-+-+-+-+-+-+-+-+-+-+-+-+-+-+-+-+-+-+-+-+-+-+-+-+-+-+-+-+-+</text:p>
      <text:p text:style-name="Preformatted_20_Text"><text:s text:c="7"/>| <text:s text:c="22"/>Link State ID <text:s text:c="26"/>|</text:p>
      <text:p text:style-name="Preformatted_20_Text"><text:s text:c="7"/>+-+-+-+-+-+-+-+-+-+-+-+-+-+-+-+-+-+-+-+-+-+-+-+-+-+-+-+-+-+-+-+-+</text:p>
      <text:p text:style-name="Preformatted_20_Text"><text:s text:c="7"/>| <text:s text:c="20"/>Advertising Router <text:s text:c="23"/>|</text:p>
      <text:p text:style-name="Preformatted_20_Text"><text:s text:c="7"/>+-+-+-+-+-+-+-+-+-+-+-+-+-+-+-+-+-+-+-+-+-+-+-+-+-+-+-+-+-+-+-+-+</text:p>
      <text:p text:style-name="Preformatted_20_Text"><text:s text:c="7"/>| <text:s text:c="29"/>... <text:s text:c="29"/>|</text:p>
      <text:p text:style-name="Preformatted_20_Text"/>
      <text:p text:style-name="Preformatted_20_Text"><text:s text:c="4"/>Each LSA requested is specified by its LS type, Link State ID, and</text:p>
      <text:p text:style-name="Preformatted_20_Text"><text:s text:c="4"/>Advertising Router. <text:s/>This uniquely identifies the LSA, but not its</text:p>
      <text:p text:style-name="Preformatted_20_Text"><text:s text:c="4"/>instance. <text:s/>Link State Request packets are understood to be requests</text:p>
      <text:p text:style-name="Preformatted_20_Text"><text:s text:c="4"/>for the most recent instance (whatever that might be).</text:p>
      <text:p text:style-name="Preformatted_20_Text"/>
      <text:p text:style-name="Preformatted_20_Text"/>
      <text:p text:style-name="Preformatted_20_Text">A.3.5 The Link State Update packet</text:p>
      <text:p text:style-name="Preformatted_20_Text"/>
      <text:p text:style-name="Preformatted_20_Text"><text:s text:c="4"/>Link State Update packets are OSPF packet type 4. <text:s/>These packets</text:p>
      <text:p text:style-name="Preformatted_20_Text"><text:s text:c="4"/>implement the flooding of LSAs. <text:s/>Each Link State Update packet</text:p>
      <text:p text:style-name="Preformatted_20_Text"><text:s text:c="4"/>carries a collection of LSAs one hop further from their origin.</text:p>
      <text:p text:style-name="Preformatted_20_Text"><text:s text:c="4"/>Several LSAs may be included in a single packet.</text:p>
      <text:p text:style-name="Preformatted_20_Text"/>
      <text:p text:style-name="Preformatted_20_Text"><text:s text:c="4"/>Link State Update packets are multicast on those physical networks</text:p>
      <text:p text:style-name="Preformatted_20_Text"><text:s text:c="4"/>that support multicast/broadcast. <text:s/>In order to make the flooding</text:p>
      <text:p text:style-name="Preformatted_20_Text"><text:s text:c="4"/>procedure reliable, flooded LSAs are acknowledged in Link State</text:p>
      <text:p text:style-name="Preformatted_20_Text"><text:s text:c="4"/>Acknowledgment packets. <text:s/>If retransmission of certain LSAs is</text:p>
      <text:p text:style-name="Preformatted_20_Text"><text:s text:c="4"/>necessary, the retransmitted LSAs are always sent directly to the</text:p>
      <text:p text:style-name="Preformatted_20_Text"><text:s text:c="4"/>neighbor. <text:s/>For more information on the reliable flooding of LSAs,</text:p>
      <text:p text:style-name="Preformatted_20_Text"><text:s text:c="4"/>consult Section 13.</text:p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2"/>Version # <text:s text:c="2"/>| <text:s text:c="6"/>4 <text:s text:c="6"/>| <text:s text:c="8"/>Packet length <text:s text:c="8"/>|</text:p>
      <text:p text:style-name="Preformatted_20_Text"><text:s text:c="7"/>+-+-+-+-+-+-+-+-+-+-+-+-+-+-+-+-+-+-+-+-+-+-+-+-+-+-+-+-+-+-+-+-+</text:p>
      <text:p text:style-name="Preformatted_20_Text"><text:s text:c="7"/>| <text:s text:c="25"/>Router ID <text:s text:c="27"/>|</text:p>
      <text:p text:style-name="Preformatted_20_Text"><text:s text:c="7"/>+-+-+-+-+-+-+-+-+-+-+-+-+-+-+-+-+-+-+-+-+-+-+-+-+-+-+-+-+-+-+-+-+</text:p>
      <text:p text:style-name="Preformatted_20_Text"><text:s text:c="7"/>| <text:s text:c="26"/>Area ID <text:s text:c="28"/>|</text:p>
      <text:p text:style-name="Preformatted_20_Text"><text:s text:c="7"/>+-+-+-+-+-+-+-+-+-+-+-+-+-+-+-+-+-+-+-+-+-+-+-+-+-+-+-+-+-+-+-+-+</text:p>
      <text:p text:style-name="Preformatted_20_Text"><text:s text:c="7"/>| <text:s text:c="10"/>Checksum <text:s text:c="11"/>| <text:s text:c="12"/>AuType <text:s text:c="11"/>|</text:p>
      <text:p text:style-name="Preformatted_20_Text"><text:soft-page-break/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27"/># LSAs <text:s text:c="28"/>|</text:p>
      <text:p text:style-name="Preformatted_20_Text"><text:s text:c="7"/>+-+-+-+-+-+-+-+-+-+-+-+-+-+-+-+-+-+-+-+-+-+-+-+-+-+-+-+-+-+-+-+-+</text:p>
      <text:p text:style-name="Preformatted_20_Text"><text:s text:c="7"/>| <text:s text:c="62"/>|</text:p>
      <text:p text:style-name="Preformatted_20_Text"><text:s text:c="7"/>+- <text:s text:c="59"/>+-+</text:p>
      <text:p text:style-name="Preformatted_20_Text"><text:s text:c="7"/>| <text:s text:c="28"/>LSAs <text:s text:c="29"/>|</text:p>
      <text:p text:style-name="Preformatted_20_Text"><text:s text:c="7"/>+- <text:s text:c="59"/>+-+</text:p>
      <text:p text:style-name="Preformatted_20_Text"><text:s text:c="7"/>| <text:s text:c="29"/>... <text:s text:c="29"/>|</text:p>
      <text:p text:style-name="Preformatted_20_Text"/>
      <text:p text:style-name="Preformatted_20_Text"><text:s text:c="4"/># LSAs</text:p>
      <text:p text:style-name="Preformatted_20_Text"><text:s text:c="8"/>The number of LSAs included in this update.</text:p>
      <text:p text:style-name="Preformatted_20_Text"/>
      <text:p text:style-name="Preformatted_20_Text"/>
      <text:p text:style-name="Preformatted_20_Text"><text:s text:c="4"/>The body of the Link State Update packet consists of a list of LSAs.</text:p>
      <text:p text:style-name="Preformatted_20_Text"><text:s text:c="4"/>Each LSA begins with a common 20 byte header, described in Section</text:p>
      <text:p text:style-name="Preformatted_20_Text"><text:s text:c="4"/>A.4.1. Detailed formats of the different types of LSAs are described</text:p>
      <text:p text:style-name="Preformatted_20_Text"><text:s text:c="4"/>in Section A.4.</text:p>
      <text:p text:style-name="Preformatted_20_Text"/>
      <text:p text:style-name="Preformatted_20_Text"/>
      <text:p text:style-name="Preformatted_20_Text"/>
      <text:p text:style-name="Preformatted_20_Text">A.3.6 The Link State Acknowledgment packet</text:p>
      <text:p text:style-name="Preformatted_20_Text"/>
      <text:p text:style-name="Preformatted_20_Text"><text:s text:c="4"/>Link State Acknowledgment Packets are OSPF packet type 5. <text:s/>To make</text:p>
      <text:p text:style-name="Preformatted_20_Text"><text:s text:c="4"/>the flooding of LSAs reliable, flooded LSAs are explicitly</text:p>
      <text:p text:style-name="Preformatted_20_Text"><text:s text:c="4"/>acknowledged. <text:s/>This acknowledgment is accomplished through the</text:p>
      <text:p text:style-name="Preformatted_20_Text"><text:s text:c="4"/>sending and receiving of Link State Acknowledgment packets.</text:p>
      <text:p text:style-name="Preformatted_20_Text"><text:s text:c="4"/>Multiple LSAs can be acknowledged in a single Link State</text:p>
      <text:p text:style-name="Preformatted_20_Text"><text:s text:c="4"/>Acknowledgment packet.</text:p>
      <text:p text:style-name="Preformatted_20_Text"/>
      <text:p text:style-name="Preformatted_20_Text"><text:s text:c="4"/>Depending on the state of the sending interface and the sender of</text:p>
      <text:p text:style-name="Preformatted_20_Text"><text:s text:c="4"/>the corresponding Link State Update packet, a Link State</text:p>
      <text:p text:style-name="Preformatted_20_Text"><text:s text:c="4"/>Acknowledgment packet is sent either to the multicast address</text:p>
      <text:p text:style-name="Preformatted_20_Text"><text:s text:c="4"/>AllSPFRouters, to the multicast address AllDRouters, or as a</text:p>
      <text:p text:style-name="Preformatted_20_Text"><text:s text:c="4"/>unicast. <text:s/>The sending of Link State Acknowledgement packets is</text:p>
      <text:p text:style-name="Preformatted_20_Text"><text:s text:c="4"/>documented in Section 13.5. <text:s/>The reception of Link State</text:p>
      <text:p text:style-name="Preformatted_20_Text"><text:s text:c="4"/>Acknowledgement packets is documented in Section 13.7.</text:p>
      <text:p text:style-name="Preformatted_20_Text"/>
      <text:p text:style-name="Preformatted_20_Text"><text:s text:c="4"/>The format of this packet is similar to that of the Data Description</text:p>
      <text:p text:style-name="Preformatted_20_Text"><text:s text:c="4"/>packet. <text:s/>The body of both packets is simply a list of LSA headers.</text:p>
      <text:p text:style-name="Preformatted_20_Text"/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2"/>Version # <text:s text:c="2"/>| <text:s text:c="6"/>5 <text:s text:c="6"/>| <text:s text:c="8"/>Packet length <text:s text:c="8"/>|</text:p>
      <text:p text:style-name="Preformatted_20_Text"><text:s text:c="7"/>+-+-+-+-+-+-+-+-+-+-+-+-+-+-+-+-+-+-+-+-+-+-+-+-+-+-+-+-+-+-+-+-+</text:p>
      <text:p text:style-name="Preformatted_20_Text"><text:s text:c="7"/>| <text:s text:c="25"/>Router ID <text:s text:c="27"/>|</text:p>
      <text:p text:style-name="Preformatted_20_Text"><text:s text:c="7"/>+-+-+-+-+-+-+-+-+-+-+-+-+-+-+-+-+-+-+-+-+-+-+-+-+-+-+-+-+-+-+-+-+</text:p>
      <text:p text:style-name="Preformatted_20_Text"><text:s text:c="7"/>| <text:s text:c="26"/>Area ID <text:s text:c="28"/>|</text:p>
      <text:p text:style-name="Preformatted_20_Text"><text:s text:c="7"/>+-+-+-+-+-+-+-+-+-+-+-+-+-+-+-+-+-+-+-+-+-+-+-+-+-+-+-+-+-+-+-+-+</text:p>
      <text:p text:style-name="Preformatted_20_Text"><text:s text:c="7"/>| <text:s text:c="10"/>Checksum <text:s text:c="11"/>| <text:s text:c="12"/>AuType <text:s text:c="11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22"/>Authentication <text:s text:c="25"/>|</text:p>
      <text:p text:style-name="Preformatted_20_Text"><text:s text:c="7"/>+-+-+-+-+-+-+-+-+-+-+-+-+-+-+-+-+-+-+-+-+-+-+-+-+-+-+-+-+-+-+-+-+</text:p>
      <text:p text:style-name="Preformatted_20_Text"><text:s text:c="7"/>| <text:s text:c="62"/>|</text:p>
      <text:p text:style-name="Preformatted_20_Text"><text:soft-page-break/><text:s text:c="7"/>+- <text:s text:c="60"/>-+</text:p>
      <text:p text:style-name="Preformatted_20_Text"><text:s text:c="7"/>| <text:s text:c="62"/>|</text:p>
      <text:p text:style-name="Preformatted_20_Text"><text:s text:c="7"/>+- <text:s text:c="24"/>An LSA Header <text:s text:c="22"/>-+</text:p>
      <text:p text:style-name="Preformatted_20_Text"><text:s text:c="7"/>| <text:s text:c="62"/>|</text:p>
      <text:p text:style-name="Preformatted_20_Text"><text:s text:c="7"/>+- <text:s text:c="60"/>-+</text:p>
      <text:p text:style-name="Preformatted_20_Text"><text:s text:c="7"/>| <text:s text:c="62"/>|</text:p>
      <text:p text:style-name="Preformatted_20_Text"><text:s text:c="7"/>+- <text:s text:c="60"/>-+</text:p>
      <text:p text:style-name="Preformatted_20_Text"><text:s text:c="7"/>| <text:s text:c="62"/>|</text:p>
      <text:p text:style-name="Preformatted_20_Text"><text:s text:c="7"/>+-+-+-+-+-+-+-+-+-+-+-+-+-+-+-+-+-+-+-+-+-+-+-+-+-+-+-+-+-+-+-+-+</text:p>
      <text:p text:style-name="Preformatted_20_Text"><text:s text:c="7"/>| <text:s text:c="29"/>... <text:s text:c="29"/>|</text:p>
      <text:p text:style-name="Preformatted_20_Text"/>
      <text:p text:style-name="Preformatted_20_Text"/>
      <text:p text:style-name="Preformatted_20_Text"><text:s text:c="4"/>Each acknowledged LSA is described by its LSA header. <text:s/>The LSA</text:p>
      <text:p text:style-name="Preformatted_20_Text"><text:s text:c="4"/>header is documented in Section A.4.1. <text:s/>It contains all the</text:p>
      <text:p text:style-name="Preformatted_20_Text"><text:s text:c="4"/>information required to uniquely identify both the LSA and the LSA's</text:p>
      <text:p text:style-name="Preformatted_20_Text"><text:s text:c="4"/>current instance.</text:p>
      <text:p text:style-name="Preformatted_20_Text"/>
      <text:p text:style-name="Preformatted_20_Text">A.4 LSA formats</text:p>
      <text:p text:style-name="Preformatted_20_Text"/>
      <text:p text:style-name="Preformatted_20_Text"><text:s text:c="4"/>This memo defines five distinct types of LSAs. <text:s/>Each LSA begins with</text:p>
      <text:p text:style-name="Preformatted_20_Text"><text:s text:c="4"/>a standard 20 byte LSA header. <text:s/>This header is explained in Section</text:p>
      <text:p text:style-name="Preformatted_20_Text"><text:s text:c="4"/>A.4.1. <text:s/>Succeeding sections then diagram the separate LSA types.</text:p>
      <text:p text:style-name="Preformatted_20_Text"/>
      <text:p text:style-name="Preformatted_20_Text"><text:s text:c="4"/>Each LSA describes a piece of the OSPF routing domain. <text:s/>Every router</text:p>
      <text:p text:style-name="Preformatted_20_Text"><text:s text:c="4"/>originates a router-LSA. <text:s/>In addition, whenever the router is</text:p>
      <text:p text:style-name="Preformatted_20_Text"><text:s text:c="4"/>elected Designated Router, it originates a network-LSA. <text:s/>Other types</text:p>
      <text:p text:style-name="Preformatted_20_Text"><text:s text:c="4"/>of LSAs may also be originated (see Section 12.4). <text:s/>All LSAs are</text:p>
      <text:p text:style-name="Preformatted_20_Text"><text:s text:c="4"/>then flooded throughout the OSPF routing domain. <text:s/>The flooding</text:p>
      <text:p text:style-name="Preformatted_20_Text"><text:s text:c="4"/>algorithm is reliable, ensuring that all routers have the same</text:p>
      <text:p text:style-name="Preformatted_20_Text"><text:s text:c="4"/>collection of LSAs. <text:s/>(See Section 13 for more information concerning</text:p>
      <text:p text:style-name="Preformatted_20_Text"><text:s text:c="4"/>the flooding algorithm). <text:s/>This collection of LSAs is called the</text:p>
      <text:p text:style-name="Preformatted_20_Text"><text:s text:c="4"/>link-state database.</text:p>
      <text:p text:style-name="Preformatted_20_Text"/>
      <text:p text:style-name="Preformatted_20_Text"><text:s text:c="4"/>From the link state database, each router constructs a shortest path</text:p>
      <text:p text:style-name="Preformatted_20_Text"><text:s text:c="4"/>tree with itself as root. <text:s/>This yields a routing table (see Section</text:p>
      <text:p text:style-name="Preformatted_20_Text"><text:s text:c="4"/>11). <text:s/>For the details of the routing table build process, see</text:p>
      <text:p text:style-name="Preformatted_20_Text"><text:s text:c="4"/>Section 16.</text:p>
      <text:p text:style-name="Preformatted_20_Text"/>
      <text:p text:style-name="Preformatted_20_Text">A.4.1 The LSA header</text:p>
      <text:p text:style-name="Preformatted_20_Text"/>
      <text:p text:style-name="Preformatted_20_Text"><text:s text:c="4"/>All LSAs begin with a common 20 byte header. <text:s/>This header contains</text:p>
      <text:p text:style-name="Preformatted_20_Text"><text:s text:c="4"/>enough information to uniquely identify the LSA (LS type, Link State</text:p>
      <text:p text:style-name="Preformatted_20_Text"><text:s text:c="4"/>ID, and Advertising Router). <text:s/>Multiple instances of the LSA may</text:p>
      <text:p text:style-name="Preformatted_20_Text"><text:s text:c="4"/>exist in the routing domain at the same time. <text:s/>It is then necessary</text:p>
      <text:p text:style-name="Preformatted_20_Text"><text:s text:c="4"/>to determine which instance is more recent. <text:s/>This is accomplished by</text:p>
      <text:p text:style-name="Preformatted_20_Text"><text:s text:c="4"/>examining the LS age, LS sequence number and LS checksum fields that</text:p>
      <text:p text:style-name="Preformatted_20_Text"><text:s text:c="4"/>are also contained in the LSA header.</text:p>
      <text:p text:style-name="Preformatted_20_Text"/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11"/>LS age <text:s text:c="12"/>| <text:s text:c="3"/>Options <text:s text:c="3"/>| <text:s text:c="3"/>LS type <text:s text:c="3"/>|</text:p>
      <text:p text:style-name="Preformatted_20_Text"><text:s text:c="7"/>+-+-+-+-+-+-+-+-+-+-+-+-+-+-+-+-+-+-+-+-+-+-+-+-+-+-+-+-+-+-+-+-+</text:p>
      <text:p text:style-name="Preformatted_20_Text"><text:s text:c="7"/>| <text:s text:c="23"/>Link State ID <text:s text:c="25"/>|</text:p>
      <text:p text:style-name="Preformatted_20_Text"><text:s text:c="7"/>+-+-+-+-+-+-+-+-+-+-+-+-+-+-+-+-+-+-+-+-+-+-+-+-+-+-+-+-+-+-+-+-+</text:p>
      <text:p text:style-name="Preformatted_20_Text"><text:s text:c="7"/>| <text:s text:c="20"/>Advertising Router <text:s text:c="23"/>|</text:p>
      <text:p text:style-name="Preformatted_20_Text"><text:s text:c="7"/>+-+-+-+-+-+-+-+-+-+-+-+-+-+-+-+-+-+-+-+-+-+-+-+-+-+-+-+-+-+-+-+-+</text:p>
      <text:p text:style-name="Preformatted_20_Text"><text:s text:c="7"/>| <text:s text:c="20"/>LS sequence number <text:s text:c="23"/>|</text:p>
      <text:p text:style-name="Preformatted_20_Text"><text:s text:c="7"/>+-+-+-+-+-+-+-+-+-+-+-+-+-+-+-+-+-+-+-+-+-+-+-+-+-+-+-+-+-+-+-+-+</text:p>
      <text:p text:style-name="Preformatted_20_Text"><text:s text:c="7"/>| <text:s text:c="8"/>LS checksum <text:s text:c="10"/>| <text:s text:c="12"/>length <text:s text:c="11"/>|</text:p>
      <text:p text:style-name="Preformatted_20_Text"><text:soft-page-break/><text:s text:c="7"/>+-+-+-+-+-+-+-+-+-+-+-+-+-+-+-+-+-+-+-+-+-+-+-+-+-+-+-+-+-+-+-+-+</text:p>
      <text:p text:style-name="Preformatted_20_Text"/>
      <text:p text:style-name="Preformatted_20_Text"/>
      <text:p text:style-name="Preformatted_20_Text"/>
      <text:p text:style-name="Preformatted_20_Text"><text:s text:c="4"/>LS age</text:p>
      <text:p text:style-name="Preformatted_20_Text"><text:s text:c="8"/>The time in seconds since the LSA was originated.</text:p>
      <text:p text:style-name="Preformatted_20_Text"/>
      <text:p text:style-name="Preformatted_20_Text"><text:s text:c="4"/>Options</text:p>
      <text:p text:style-name="Preformatted_20_Text"><text:s text:c="8"/>The optional capabilities supported by the described portion of</text:p>
      <text:p text:style-name="Preformatted_20_Text"><text:s text:c="8"/>the routing domain. <text:s/>OSPF's optional capabilities are documented</text:p>
      <text:p text:style-name="Preformatted_20_Text"><text:s text:c="8"/>in Section A.2.</text:p>
      <text:p text:style-name="Preformatted_20_Text"/>
      <text:p text:style-name="Preformatted_20_Text"><text:s text:c="4"/>LS type</text:p>
      <text:p text:style-name="Preformatted_20_Text"><text:s text:c="8"/>The type of the LSA. <text:s/>Each LSA type has a separate advertisement</text:p>
      <text:p text:style-name="Preformatted_20_Text"><text:s text:c="8"/>format. <text:s/>The LSA types defined in this memo are as follows (see</text:p>
      <text:p text:style-name="Preformatted_20_Text"><text:s text:c="8"/>Section 12.1.3 for further explanation):</text:p>
      <text:p text:style-name="Preformatted_20_Text"/>
      <text:p text:style-name="Preformatted_20_Text"><text:s text:c="24"/>LS Type <text:s text:c="2"/>Description</text:p>
      <text:p text:style-name="Preformatted_20_Text"><text:s text:c="24"/>___________________________________</text:p>
      <text:p text:style-name="Preformatted_20_Text"><text:s text:c="24"/>1 <text:s text:c="8"/>Router-LSAs</text:p>
      <text:p text:style-name="Preformatted_20_Text"><text:s text:c="24"/>2 <text:s text:c="8"/>Network-LSAs</text:p>
      <text:p text:style-name="Preformatted_20_Text"><text:s text:c="24"/>3 <text:s text:c="8"/>Summary-LSAs (IP network)</text:p>
      <text:p text:style-name="Preformatted_20_Text"><text:s text:c="24"/>4 <text:s text:c="8"/>Summary-LSAs (ASBR)</text:p>
      <text:p text:style-name="Preformatted_20_Text"><text:s text:c="24"/>5 <text:s text:c="8"/>AS-external-LSA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"/>Link State ID</text:p>
      <text:p text:style-name="Preformatted_20_Text"><text:s text:c="8"/>This field identifies the portion of the internet environment</text:p>
      <text:p text:style-name="Preformatted_20_Text"><text:s text:c="8"/>that is being described by the LSA. <text:s/>The contents of this field</text:p>
      <text:p text:style-name="Preformatted_20_Text"><text:s text:c="8"/>depend on the LSA's LS type. <text:s/>For example, in network-LSAs the</text:p>
      <text:p text:style-name="Preformatted_20_Text"><text:s text:c="8"/>Link State ID is set to the IP interface address of the</text:p>
      <text:p text:style-name="Preformatted_20_Text"><text:s text:c="8"/>network's Designated Router (from which the network's IP address</text:p>
      <text:p text:style-name="Preformatted_20_Text"><text:s text:c="8"/>can be derived). <text:s/>The Link State ID is further discussed in</text:p>
      <text:p text:style-name="Preformatted_20_Text"><text:s text:c="8"/>Section 12.1.4.</text:p>
      <text:p text:style-name="Preformatted_20_Text"/>
      <text:p text:style-name="Preformatted_20_Text"><text:s text:c="4"/>Advertising Router</text:p>
      <text:p text:style-name="Preformatted_20_Text"><text:s text:c="8"/>The Router ID of the router that originated the LSA. <text:s/>For</text:p>
      <text:p text:style-name="Preformatted_20_Text"><text:s text:c="8"/>example, in network-LSAs this field is equal to the Router ID of</text:p>
      <text:p text:style-name="Preformatted_20_Text"><text:s text:c="8"/>the network's Designated Router.</text:p>
      <text:p text:style-name="Preformatted_20_Text"/>
      <text:p text:style-name="Preformatted_20_Text"><text:s text:c="4"/>LS sequence number</text:p>
      <text:p text:style-name="Preformatted_20_Text"><text:s text:c="8"/>Detects old or duplicate LSAs. <text:s/>Successive instances of an LSA</text:p>
      <text:p text:style-name="Preformatted_20_Text"><text:s text:c="8"/>are given successive LS sequence numbers. <text:s/>See Section 12.1.6</text:p>
      <text:p text:style-name="Preformatted_20_Text"><text:s text:c="8"/>for more details.</text:p>
      <text:p text:style-name="Preformatted_20_Text"/>
      <text:p text:style-name="Preformatted_20_Text"><text:s text:c="4"/>LS checksum</text:p>
      <text:p text:style-name="Preformatted_20_Text"><text:s text:c="8"/>The Fletcher checksum of the complete contents of the LSA,</text:p>
      <text:p text:style-name="Preformatted_20_Text"><text:s text:c="8"/>including the LSA header but excluding the LS age field. See</text:p>
      <text:p text:style-name="Preformatted_20_Text"><text:s text:c="8"/>Section 12.1.7 for more details.</text:p>
      <text:p text:style-name="Preformatted_20_Text"/>
      <text:p text:style-name="Preformatted_20_Text"><text:s text:c="4"/>length</text:p>
      <text:p text:style-name="Preformatted_20_Text"><text:s text:c="8"/>The length in bytes of the LSA. <text:s/>This includes the 20 byte LSA</text:p>
      <text:p text:style-name="Preformatted_20_Text"><text:s text:c="8"/>header.</text:p>
      <text:p text:style-name="Preformatted_20_Text"/>
      <text:p text:style-name="Preformatted_20_Text">A.4.2 Router-LSAs</text:p>
      <text:p text:style-name="Preformatted_20_Text"/>
      <text:p text:style-name="Preformatted_20_Text"><text:s text:c="4"/>Router-LSAs are the Type 1 LSAs. <text:s/>Each router in an area originates</text:p>
      <text:p text:style-name="Preformatted_20_Text"><text:s text:c="4"/>a router-LSA. <text:s/>The LSA describes the state and cost of the router's</text:p>
      <text:p text:style-name="Preformatted_20_Text"><text:s text:c="4"/>links (i.e., interfaces) to the area. <text:s/>All of the router's links to</text:p>
      <text:p text:style-name="Preformatted_20_Text"><text:soft-page-break/><text:s text:c="4"/>the area must be described in a single router-LSA. <text:s/>For details</text:p>
      <text:p text:style-name="Preformatted_20_Text"><text:s text:c="4"/>concerning the construction of router-LSAs, see Section 12.4.1.</text:p>
      <text:p text:style-name="Preformatted_20_Text"/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11"/>LS age <text:s text:c="12"/>| <text:s text:c="4"/>Options <text:s text:c="2"/>| <text:s text:c="6"/>1 <text:s text:c="6"/>|</text:p>
      <text:p text:style-name="Preformatted_20_Text"><text:s text:c="7"/>+-+-+-+-+-+-+-+-+-+-+-+-+-+-+-+-+-+-+-+-+-+-+-+-+-+-+-+-+-+-+-+-+</text:p>
      <text:p text:style-name="Preformatted_20_Text"><text:s text:c="7"/>| <text:s text:c="23"/>Link State ID <text:s text:c="25"/>|</text:p>
      <text:p text:style-name="Preformatted_20_Text"><text:s text:c="7"/>+-+-+-+-+-+-+-+-+-+-+-+-+-+-+-+-+-+-+-+-+-+-+-+-+-+-+-+-+-+-+-+-+</text:p>
      <text:p text:style-name="Preformatted_20_Text"><text:s text:c="7"/>| <text:s text:c="20"/>Advertising Router <text:s text:c="23"/>|</text:p>
      <text:p text:style-name="Preformatted_20_Text"><text:s text:c="7"/>+-+-+-+-+-+-+-+-+-+-+-+-+-+-+-+-+-+-+-+-+-+-+-+-+-+-+-+-+-+-+-+-+</text:p>
      <text:p text:style-name="Preformatted_20_Text"><text:s text:c="7"/>| <text:s text:c="20"/>LS sequence number <text:s text:c="23"/>|</text:p>
      <text:p text:style-name="Preformatted_20_Text"><text:s text:c="7"/>+-+-+-+-+-+-+-+-+-+-+-+-+-+-+-+-+-+-+-+-+-+-+-+-+-+-+-+-+-+-+-+-+</text:p>
      <text:p text:style-name="Preformatted_20_Text"><text:s text:c="7"/>| <text:s text:c="8"/>LS checksum <text:s text:c="10"/>| <text:s text:c="12"/>length <text:s text:c="11"/>|</text:p>
      <text:p text:style-name="Preformatted_20_Text"><text:s text:c="7"/>+-+-+-+-+-+-+-+-+-+-+-+-+-+-+-+-+-+-+-+-+-+-+-+-+-+-+-+-+-+-+-+-+</text:p>
      <text:p text:style-name="Preformatted_20_Text"><text:s text:c="7"/>| <text:s text:c="3"/>0 <text:s text:c="3"/>|V|E|B| <text:s text:c="7"/>0 <text:s text:c="5"/>| <text:s text:c="11"/># links <text:s text:c="11"/>|</text:p>
      <text:p text:style-name="Preformatted_20_Text"><text:s text:c="7"/>+-+-+-+-+-+-+-+-+-+-+-+-+-+-+-+-+-+-+-+-+-+-+-+-+-+-+-+-+-+-+-+-+</text:p>
      <text:p text:style-name="Preformatted_20_Text"><text:s text:c="7"/>| <text:s text:c="25"/>Link ID <text:s text:c="29"/>|</text:p>
      <text:p text:style-name="Preformatted_20_Text"><text:s text:c="7"/>+-+-+-+-+-+-+-+-+-+-+-+-+-+-+-+-+-+-+-+-+-+-+-+-+-+-+-+-+-+-+-+-+</text:p>
      <text:p text:style-name="Preformatted_20_Text"><text:s text:c="7"/>| <text:s text:c="24"/>Link Data <text:s text:c="28"/>|</text:p>
      <text:p text:style-name="Preformatted_20_Text"><text:s text:c="7"/>+-+-+-+-+-+-+-+-+-+-+-+-+-+-+-+-+-+-+-+-+-+-+-+-+-+-+-+-+-+-+-+-+</text:p>
      <text:p text:style-name="Preformatted_20_Text"><text:s text:c="7"/>| <text:s text:c="4"/>Type <text:s text:c="5"/>| <text:s text:c="4"/># TOS <text:s text:c="4"/>| <text:s text:c="11"/>metric <text:s text:c="12"/>|</text:p>
      <text:p text:style-name="Preformatted_20_Text"><text:s text:c="7"/>+-+-+-+-+-+-+-+-+-+-+-+-+-+-+-+-+-+-+-+-+-+-+-+-+-+-+-+-+-+-+-+-+</text:p>
      <text:p text:style-name="Preformatted_20_Text"><text:s text:c="7"/>| <text:s text:c="29"/>... <text:s text:c="29"/>|</text:p>
      <text:p text:style-name="Preformatted_20_Text"><text:s text:c="7"/>+-+-+-+-+-+-+-+-+-+-+-+-+-+-+-+-+-+-+-+-+-+-+-+-+-+-+-+-+-+-+-+-+</text:p>
      <text:p text:style-name="Preformatted_20_Text"><text:s text:c="7"/>| <text:s text:c="5"/>TOS <text:s text:c="5"/>| <text:s text:c="7"/>0 <text:s text:c="5"/>| <text:s text:c="9"/>TOS <text:s/>metric <text:s text:c="9"/>|</text:p>
      <text:p text:style-name="Preformatted_20_Text"><text:s text:c="7"/>+-+-+-+-+-+-+-+-+-+-+-+-+-+-+-+-+-+-+-+-+-+-+-+-+-+-+-+-+-+-+-+-+</text:p>
      <text:p text:style-name="Preformatted_20_Text"><text:s text:c="7"/>| <text:s text:c="25"/>Link ID <text:s text:c="29"/>|</text:p>
      <text:p text:style-name="Preformatted_20_Text"><text:s text:c="7"/>+-+-+-+-+-+-+-+-+-+-+-+-+-+-+-+-+-+-+-+-+-+-+-+-+-+-+-+-+-+-+-+-+</text:p>
      <text:p text:style-name="Preformatted_20_Text"><text:s text:c="7"/>| <text:s text:c="24"/>Link Data <text:s text:c="28"/>|</text:p>
      <text:p text:style-name="Preformatted_20_Text"><text:s text:c="7"/>+-+-+-+-+-+-+-+-+-+-+-+-+-+-+-+-+-+-+-+-+-+-+-+-+-+-+-+-+-+-+-+-+</text:p>
      <text:p text:style-name="Preformatted_20_Text"><text:s text:c="7"/>| <text:s text:c="29"/>... <text:s text:c="29"/>|</text:p>
      <text:p text:style-name="Preformatted_20_Text"/>
      <text:p text:style-name="Preformatted_20_Text"/>
      <text:p text:style-name="Preformatted_20_Text"><text:s text:c="4"/>In router-LSAs, the Link State ID field is set to the router's OSPF</text:p>
      <text:p text:style-name="Preformatted_20_Text"><text:s text:c="4"/>Router ID. Router-LSAs are flooded throughout a single area only.</text:p>
      <text:p text:style-name="Preformatted_20_Text"/>
      <text:p text:style-name="Preformatted_20_Text"><text:s text:c="4"/>bit V</text:p>
      <text:p text:style-name="Preformatted_20_Text"><text:s text:c="8"/>When set, the router is an endpoint of one or more fully</text:p>
      <text:p text:style-name="Preformatted_20_Text"><text:s text:c="8"/>adjacent virtual links having the described area as Transit area</text:p>
      <text:p text:style-name="Preformatted_20_Text"><text:s text:c="8"/>(V is for virtual link endpoint).</text:p>
      <text:p text:style-name="Preformatted_20_Text"/>
      <text:p text:style-name="Preformatted_20_Text"><text:s text:c="4"/>bit E</text:p>
      <text:p text:style-name="Preformatted_20_Text"><text:s text:c="8"/>When set, the router is an AS boundary router (E is for</text:p>
      <text:p text:style-name="Preformatted_20_Text"><text:s text:c="8"/>external).</text:p>
      <text:p text:style-name="Preformatted_20_Text"/>
      <text:p text:style-name="Preformatted_20_Text"><text:s text:c="4"/>bit B</text:p>
      <text:p text:style-name="Preformatted_20_Text"><text:s text:c="8"/>When set, the router is an area border router (B is for border).</text:p>
      <text:p text:style-name="Preformatted_20_Text"/>
      <text:p text:style-name="Preformatted_20_Text"><text:s text:c="4"/># links</text:p>
      <text:p text:style-name="Preformatted_20_Text"><text:s text:c="8"/>The number of router links described in this LSA. <text:s/>This must be</text:p>
      <text:p text:style-name="Preformatted_20_Text"><text:s text:c="8"/>the total collection of router links (i.e., interfaces) to the</text:p>
      <text:p text:style-name="Preformatted_20_Text"><text:s text:c="8"/>area.</text:p>
      <text:p text:style-name="Preformatted_20_Text"/>
      <text:p text:style-name="Preformatted_20_Text"/>
      <text:p text:style-name="Preformatted_20_Text"><text:s text:c="4"/>The following fields are used to describe each router link (i.e.,</text:p>
      <text:p text:style-name="Preformatted_20_Text"><text:s text:c="4"/>interface). Each router link is typed (see the below Type field).</text:p>
      <text:p text:style-name="Preformatted_20_Text"><text:s text:c="4"/>The Type field indicates the kind of link being described. <text:s/>It may</text:p>
      <text:p text:style-name="Preformatted_20_Text"><text:s text:c="4"/>be a link to a transit network, to another router or to a stub</text:p>
      <text:p text:style-name="Preformatted_20_Text"><text:soft-page-break/><text:s text:c="4"/>network. <text:s/>The values of all the other fields describing a router</text:p>
      <text:p text:style-name="Preformatted_20_Text"><text:s text:c="4"/>link depend on the link's Type. <text:s/>For example, each link has an</text:p>
      <text:p text:style-name="Preformatted_20_Text"><text:s text:c="4"/>associated 32-bit Link Data field. <text:s/>For links to stub networks this</text:p>
      <text:p text:style-name="Preformatted_20_Text"><text:s text:c="4"/>field specifies the network's IP address mask. <text:s/>For other link types</text:p>
      <text:p text:style-name="Preformatted_20_Text"><text:s text:c="4"/>the Link Data field specifies the router interface's IP address.</text:p>
      <text:p text:style-name="Preformatted_20_Text"/>
      <text:p text:style-name="Preformatted_20_Text"/>
      <text:p text:style-name="Preformatted_20_Text"><text:s text:c="4"/>Type</text:p>
      <text:p text:style-name="Preformatted_20_Text"><text:s text:c="8"/>A quick description of the router link. <text:s/>One of the following.</text:p>
      <text:p text:style-name="Preformatted_20_Text"><text:s text:c="8"/>Note that host routes are classified as links to stub networks</text:p>
      <text:p text:style-name="Preformatted_20_Text"><text:s text:c="8"/>with network mask of 0xffffffff.</text:p>
      <text:p text:style-name="Preformatted_20_Text"/>
      <text:p text:style-name="Preformatted_20_Text"/>
      <text:p text:style-name="Preformatted_20_Text"><text:s text:c="17"/>Type <text:s text:c="2"/>Description</text:p>
      <text:p text:style-name="Preformatted_20_Text"><text:s text:c="17"/>__________________________________________________</text:p>
      <text:p text:style-name="Preformatted_20_Text"><text:s text:c="17"/>1 <text:s text:c="5"/>Point-to-point connection to another router</text:p>
      <text:p text:style-name="Preformatted_20_Text"><text:s text:c="17"/>2 <text:s text:c="5"/>Connection to a transit network</text:p>
      <text:p text:style-name="Preformatted_20_Text"><text:s text:c="17"/>3 <text:s text:c="5"/>Connection to a stub network</text:p>
      <text:p text:style-name="Preformatted_20_Text"><text:s text:c="17"/>4 <text:s text:c="5"/>Virtual link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"/>Link ID</text:p>
      <text:p text:style-name="Preformatted_20_Text"><text:s text:c="8"/>Identifies the object that this router link connects to. <text:s/>Value</text:p>
      <text:p text:style-name="Preformatted_20_Text"><text:s text:c="8"/>depends on the link's Type. <text:s/>When connecting to an object that</text:p>
      <text:p text:style-name="Preformatted_20_Text"><text:s text:c="8"/>also originates an LSA (i.e., another router or a transit</text:p>
      <text:p text:style-name="Preformatted_20_Text"><text:s text:c="8"/>network) the Link ID is equal to the neighboring LSA's Link</text:p>
      <text:p text:style-name="Preformatted_20_Text"><text:s text:c="8"/>State ID. <text:s/>This provides the key for looking up the neighboring</text:p>
      <text:p text:style-name="Preformatted_20_Text"><text:s text:c="8"/>LSA in the link state database during the routing table</text:p>
      <text:p text:style-name="Preformatted_20_Text"><text:s text:c="8"/>calculation. See Section 12.2 for more details.</text:p>
      <text:p text:style-name="Preformatted_20_Text"/>
      <text:p text:style-name="Preformatted_20_Text"/>
      <text:p text:style-name="Preformatted_20_Text"/>
      <text:p text:style-name="Preformatted_20_Text"><text:s text:c="23"/>Type <text:s text:c="2"/>Link ID</text:p>
      <text:p text:style-name="Preformatted_20_Text"><text:s text:c="23"/>______________________________________</text:p>
      <text:p text:style-name="Preformatted_20_Text"><text:s text:c="23"/>1 <text:s text:c="5"/>Neighboring router's Router ID</text:p>
      <text:p text:style-name="Preformatted_20_Text"><text:s text:c="23"/>2 <text:s text:c="5"/>IP address of Designated Router</text:p>
      <text:p text:style-name="Preformatted_20_Text"><text:s text:c="23"/>3 <text:s text:c="5"/>IP network/subnet number</text:p>
      <text:p text:style-name="Preformatted_20_Text"><text:s text:c="23"/>4 <text:s text:c="5"/>Neighboring router's Router ID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"/>Link Data</text:p>
      <text:p text:style-name="Preformatted_20_Text"><text:s text:c="8"/>Value again depends on the link's Type field. For connections to</text:p>
      <text:p text:style-name="Preformatted_20_Text"><text:s text:c="8"/>stub networks, Link Data specifies the network's IP address</text:p>
      <text:p text:style-name="Preformatted_20_Text"><text:s text:c="8"/>mask. For unnumbered point-to-point connections, it specifies</text:p>
      <text:p text:style-name="Preformatted_20_Text"><text:s text:c="8"/>the interface's MIB-II [Ref8] ifIndex value. For the other link</text:p>
      <text:p text:style-name="Preformatted_20_Text"><text:s text:c="8"/>types it specifies the router interface's IP address. This</text:p>
      <text:p text:style-name="Preformatted_20_Text"><text:s text:c="8"/>latter piece of information is needed during the routing table</text:p>
      <text:p text:style-name="Preformatted_20_Text"><text:s text:c="8"/>build process, when calculating the IP address of the next hop.</text:p>
      <text:p text:style-name="Preformatted_20_Text"><text:s text:c="8"/>See Section 16.1.1 for more details.</text:p>
      <text:p text:style-name="Preformatted_20_Text"/>
      <text:p text:style-name="Preformatted_20_Text"><text:s text:c="4"/># TOS</text:p>
      <text:p text:style-name="Preformatted_20_Text"><text:s text:c="8"/>The number of different TOS metrics given for this link, not</text:p>
      <text:p text:style-name="Preformatted_20_Text"><text:s text:c="8"/>counting the required link metric (referred to as the TOS 0</text:p>
      <text:p text:style-name="Preformatted_20_Text"><text:s text:c="8"/>metric in [Ref9]). <text:s/>For example, if no additional TOS metrics</text:p>
      <text:p text:style-name="Preformatted_20_Text"><text:s text:c="8"/>are given, this field is set to 0.</text:p>
      <text:p text:style-name="Preformatted_20_Text"/>
      <text:p text:style-name="Preformatted_20_Text"><text:s text:c="4"/>metric</text:p>
      <text:p text:style-name="Preformatted_20_Text"><text:soft-page-break/><text:s text:c="8"/>The cost of using this router link.</text:p>
      <text:p text:style-name="Preformatted_20_Text"/>
      <text:p text:style-name="Preformatted_20_Text"/>
      <text:p text:style-name="Preformatted_20_Text"><text:s text:c="4"/>Additional TOS-specific information may also be included, for</text:p>
      <text:p text:style-name="Preformatted_20_Text"><text:s text:c="4"/>backward compatibility with previous versions of the OSPF</text:p>
      <text:p text:style-name="Preformatted_20_Text"><text:s text:c="4"/>specification ([Ref9]). Within each link, and for each desired TOS,</text:p>
      <text:p text:style-name="Preformatted_20_Text"><text:s text:c="4"/>TOS TOS-specific link information may be encoded as follows:</text:p>
      <text:p text:style-name="Preformatted_20_Text"/>
      <text:p text:style-name="Preformatted_20_Text"><text:s text:c="4"/>TOS IP Type of Service that this metric refers to. <text:s/>The encoding of</text:p>
      <text:p text:style-name="Preformatted_20_Text"><text:s text:c="8"/>TOS in OSPF LSAs is described in Section 12.3.</text:p>
      <text:p text:style-name="Preformatted_20_Text"/>
      <text:p text:style-name="Preformatted_20_Text"><text:s text:c="4"/>TOS metric</text:p>
      <text:p text:style-name="Preformatted_20_Text"><text:s text:c="8"/>TOS-specific metric information.</text:p>
      <text:p text:style-name="Preformatted_20_Text"/>
      <text:p text:style-name="Preformatted_20_Text">A.4.3 Network-LSAs</text:p>
      <text:p text:style-name="Preformatted_20_Text"/>
      <text:p text:style-name="Preformatted_20_Text"><text:s text:c="4"/>Network-LSAs are the Type 2 LSAs. <text:s/>A network-LSA is originated for</text:p>
      <text:p text:style-name="Preformatted_20_Text"><text:s text:c="4"/>each broadcast and NBMA network in the area which supports two or</text:p>
      <text:p text:style-name="Preformatted_20_Text"><text:s text:c="4"/>more routers. <text:s/>The network-LSA is originated by the network's</text:p>
      <text:p text:style-name="Preformatted_20_Text"><text:s text:c="4"/>Designated Router. <text:s/>The LSA describes all routers attached to the</text:p>
      <text:p text:style-name="Preformatted_20_Text"><text:s text:c="4"/>network, including the Designated Router itself. <text:s/>The LSA's Link</text:p>
      <text:p text:style-name="Preformatted_20_Text"><text:s text:c="4"/>State ID field lists the IP interface address of the Designated</text:p>
      <text:p text:style-name="Preformatted_20_Text"><text:s text:c="4"/>Router.</text:p>
      <text:p text:style-name="Preformatted_20_Text"/>
      <text:p text:style-name="Preformatted_20_Text"><text:s text:c="4"/>The distance from the network to all attached routers is zero. <text:s/>This</text:p>
      <text:p text:style-name="Preformatted_20_Text"><text:s text:c="4"/>is why metric fields need not be specified in the network-LSA. <text:s/>For</text:p>
      <text:p text:style-name="Preformatted_20_Text"><text:s text:c="4"/>details concerning the construction of network-LSAs, see Section</text:p>
      <text:p text:style-name="Preformatted_20_Text"><text:s text:c="4"/>12.4.2.</text:p>
      <text:p text:style-name="Preformatted_20_Text"/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11"/>LS age <text:s text:c="12"/>| <text:s text:c="5"/>Options <text:s/>| <text:s text:c="5"/>2 <text:s text:c="7"/>|</text:p>
      <text:p text:style-name="Preformatted_20_Text"><text:s text:c="7"/>+-+-+-+-+-+-+-+-+-+-+-+-+-+-+-+-+-+-+-+-+-+-+-+-+-+-+-+-+-+-+-+-+</text:p>
      <text:p text:style-name="Preformatted_20_Text"><text:s text:c="7"/>| <text:s text:c="23"/>Link State ID <text:s text:c="25"/>|</text:p>
      <text:p text:style-name="Preformatted_20_Text"><text:s text:c="7"/>+-+-+-+-+-+-+-+-+-+-+-+-+-+-+-+-+-+-+-+-+-+-+-+-+-+-+-+-+-+-+-+-+</text:p>
      <text:p text:style-name="Preformatted_20_Text"><text:s text:c="7"/>| <text:s text:c="20"/>Advertising Router <text:s text:c="23"/>|</text:p>
      <text:p text:style-name="Preformatted_20_Text"><text:s text:c="7"/>+-+-+-+-+-+-+-+-+-+-+-+-+-+-+-+-+-+-+-+-+-+-+-+-+-+-+-+-+-+-+-+-+</text:p>
      <text:p text:style-name="Preformatted_20_Text"><text:s text:c="7"/>| <text:s text:c="20"/>LS sequence number <text:s text:c="23"/>|</text:p>
      <text:p text:style-name="Preformatted_20_Text"><text:s text:c="7"/>+-+-+-+-+-+-+-+-+-+-+-+-+-+-+-+-+-+-+-+-+-+-+-+-+-+-+-+-+-+-+-+-+</text:p>
      <text:p text:style-name="Preformatted_20_Text"><text:s text:c="7"/>| <text:s text:c="8"/>LS checksum <text:s text:c="10"/>| <text:s text:c="12"/>length <text:s text:c="11"/>|</text:p>
      <text:p text:style-name="Preformatted_20_Text"><text:s text:c="7"/>+-+-+-+-+-+-+-+-+-+-+-+-+-+-+-+-+-+-+-+-+-+-+-+-+-+-+-+-+-+-+-+-+</text:p>
      <text:p text:style-name="Preformatted_20_Text"><text:s text:c="7"/>| <text:s text:c="24"/>Network Mask <text:s text:c="25"/>|</text:p>
      <text:p text:style-name="Preformatted_20_Text"><text:s text:c="7"/>+-+-+-+-+-+-+-+-+-+-+-+-+-+-+-+-+-+-+-+-+-+-+-+-+-+-+-+-+-+-+-+-+</text:p>
      <text:p text:style-name="Preformatted_20_Text"><text:s text:c="7"/>| <text:s text:c="23"/>Attached Router <text:s text:c="23"/>|</text:p>
      <text:p text:style-name="Preformatted_20_Text"><text:s text:c="7"/>+-+-+-+-+-+-+-+-+-+-+-+-+-+-+-+-+-+-+-+-+-+-+-+-+-+-+-+-+-+-+-+-+</text:p>
      <text:p text:style-name="Preformatted_20_Text"><text:s text:c="7"/>| <text:s text:c="29"/>... <text:s text:c="29"/>|</text:p>
      <text:p text:style-name="Preformatted_20_Text"/>
      <text:p text:style-name="Preformatted_20_Text"/>
      <text:p text:style-name="Preformatted_20_Text"/>
      <text:p text:style-name="Preformatted_20_Text"><text:s text:c="4"/>Network Mask</text:p>
      <text:p text:style-name="Preformatted_20_Text"><text:s text:c="8"/>The IP address mask for the network. <text:s/>For example, a class A</text:p>
      <text:p text:style-name="Preformatted_20_Text"><text:s text:c="8"/>network would have the mask 0xff000000.</text:p>
      <text:p text:style-name="Preformatted_20_Text"/>
      <text:p text:style-name="Preformatted_20_Text"><text:s text:c="4"/>Attached Router</text:p>
      <text:p text:style-name="Preformatted_20_Text"><text:s text:c="8"/>The Router IDs of each of the routers attached to the network.</text:p>
      <text:p text:style-name="Preformatted_20_Text"><text:s text:c="8"/>Actually, only those routers that are fully adjacent to the</text:p>
      <text:p text:style-name="Preformatted_20_Text"><text:s text:c="8"/>Designated Router are listed. <text:s/>The Designated Router includes</text:p>
      <text:p text:style-name="Preformatted_20_Text"><text:s text:c="8"/>itself in this list. <text:s/>The number of routers included can be</text:p>
      <text:p text:style-name="Preformatted_20_Text"><text:s text:c="8"/>deduced from the LSA header's length field.</text:p>
      <text:p text:style-name="Preformatted_20_Text"><text:soft-page-break/></text:p>
      <text:p text:style-name="Preformatted_20_Text">A.4.4 Summary-LSAs</text:p>
      <text:p text:style-name="Preformatted_20_Text"/>
      <text:p text:style-name="Preformatted_20_Text"><text:s text:c="4"/>Summary-LSAs are the Type 3 and 4 LSAs. <text:s/>These LSAs are originated</text:p>
      <text:p text:style-name="Preformatted_20_Text"><text:s text:c="4"/>by area border routers. Summary-LSAs describe inter-area</text:p>
      <text:p text:style-name="Preformatted_20_Text"><text:s text:c="4"/>destinations. <text:s/>For details concerning the construction of summary-</text:p>
      <text:p text:style-name="Preformatted_20_Text"><text:s text:c="4"/>LSAs, see Section 12.4.3.</text:p>
      <text:p text:style-name="Preformatted_20_Text"/>
      <text:p text:style-name="Preformatted_20_Text"><text:s text:c="4"/>Type 3 summary-LSAs are used when the destination is an IP network.</text:p>
      <text:p text:style-name="Preformatted_20_Text"><text:s text:c="4"/>In this case the LSA's Link State ID field is an IP network number</text:p>
      <text:p text:style-name="Preformatted_20_Text"><text:s text:c="4"/>(if necessary, the Link State ID can also have one or more of the</text:p>
      <text:p text:style-name="Preformatted_20_Text"><text:s text:c="4"/>network's "host" bits set; see Appendix E for details). When the</text:p>
      <text:p text:style-name="Preformatted_20_Text"><text:s text:c="4"/>destination is an AS boundary router, a Type 4 summary-LSA is used,</text:p>
      <text:p text:style-name="Preformatted_20_Text"><text:s text:c="4"/>and the Link State ID field is the AS boundary router's OSPF Router</text:p>
      <text:p text:style-name="Preformatted_20_Text"><text:s text:c="4"/>ID. <text:s/>(To see why it is necessary to advertise the location of each</text:p>
      <text:p text:style-name="Preformatted_20_Text"><text:s text:c="4"/>ASBR, consult Section 16.4.) <text:s/>Other than the difference in the Link</text:p>
      <text:p text:style-name="Preformatted_20_Text"><text:s text:c="4"/>State ID field, the format of Type 3 and 4 summary-LSAs is</text:p>
      <text:p text:style-name="Preformatted_20_Text"><text:s text:c="4"/>identical.</text:p>
      <text:p text:style-name="Preformatted_20_Text"/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11"/>LS age <text:s text:c="12"/>| <text:s text:c="4"/>Options <text:s text:c="2"/>| <text:s text:c="3"/>3 or 4 <text:s text:c="4"/>|</text:p>
      <text:p text:style-name="Preformatted_20_Text"><text:s text:c="7"/>+-+-+-+-+-+-+-+-+-+-+-+-+-+-+-+-+-+-+-+-+-+-+-+-+-+-+-+-+-+-+-+-+</text:p>
      <text:p text:style-name="Preformatted_20_Text"><text:s text:c="7"/>| <text:s text:c="23"/>Link State ID <text:s text:c="25"/>|</text:p>
      <text:p text:style-name="Preformatted_20_Text"><text:s text:c="7"/>+-+-+-+-+-+-+-+-+-+-+-+-+-+-+-+-+-+-+-+-+-+-+-+-+-+-+-+-+-+-+-+-+</text:p>
      <text:p text:style-name="Preformatted_20_Text"><text:s text:c="7"/>| <text:s text:c="20"/>Advertising Router <text:s text:c="23"/>|</text:p>
      <text:p text:style-name="Preformatted_20_Text"><text:s text:c="7"/>+-+-+-+-+-+-+-+-+-+-+-+-+-+-+-+-+-+-+-+-+-+-+-+-+-+-+-+-+-+-+-+-+</text:p>
      <text:p text:style-name="Preformatted_20_Text"><text:s text:c="7"/>| <text:s text:c="20"/>LS sequence number <text:s text:c="23"/>|</text:p>
      <text:p text:style-name="Preformatted_20_Text"><text:s text:c="7"/>+-+-+-+-+-+-+-+-+-+-+-+-+-+-+-+-+-+-+-+-+-+-+-+-+-+-+-+-+-+-+-+-+</text:p>
      <text:p text:style-name="Preformatted_20_Text"><text:s text:c="7"/>| <text:s text:c="8"/>LS checksum <text:s text:c="10"/>| <text:s text:c="12"/>length <text:s text:c="11"/>|</text:p>
      <text:p text:style-name="Preformatted_20_Text"><text:s text:c="7"/>+-+-+-+-+-+-+-+-+-+-+-+-+-+-+-+-+-+-+-+-+-+-+-+-+-+-+-+-+-+-+-+-+</text:p>
      <text:p text:style-name="Preformatted_20_Text"><text:s text:c="7"/>| <text:s text:c="24"/>Network Mask <text:s text:c="25"/>|</text:p>
      <text:p text:style-name="Preformatted_20_Text"><text:s text:c="7"/>+-+-+-+-+-+-+-+-+-+-+-+-+-+-+-+-+-+-+-+-+-+-+-+-+-+-+-+-+-+-+-+-+</text:p>
      <text:p text:style-name="Preformatted_20_Text"><text:s text:c="7"/>| <text:s text:c="5"/>0 <text:s text:c="7"/>| <text:s text:c="17"/>metric <text:s text:c="22"/>|</text:p>
      <text:p text:style-name="Preformatted_20_Text"><text:s text:c="7"/>+-+-+-+-+-+-+-+-+-+-+-+-+-+-+-+-+-+-+-+-+-+-+-+-+-+-+-+-+-+-+-+-+</text:p>
      <text:p text:style-name="Preformatted_20_Text"><text:s text:c="7"/>| <text:s text:c="4"/>TOS <text:s text:c="6"/>| <text:s text:c="15"/>TOS <text:s/>metric <text:s text:c="19"/>|</text:p>
      <text:p text:style-name="Preformatted_20_Text"><text:s text:c="7"/>+-+-+-+-+-+-+-+-+-+-+-+-+-+-+-+-+-+-+-+-+-+-+-+-+-+-+-+-+-+-+-+-+</text:p>
      <text:p text:style-name="Preformatted_20_Text"><text:s text:c="7"/>| <text:s text:c="29"/>... <text:s text:c="29"/>|</text:p>
      <text:p text:style-name="Preformatted_20_Text"/>
      <text:p text:style-name="Preformatted_20_Text"/>
      <text:p text:style-name="Preformatted_20_Text"/>
      <text:p text:style-name="Preformatted_20_Text"><text:s text:c="4"/>For stub areas, Type 3 summary-LSAs can also be used to describe a</text:p>
      <text:p text:style-name="Preformatted_20_Text"><text:s text:c="4"/>(per-area) default route. <text:s/>Default summary routes are used in stub</text:p>
      <text:p text:style-name="Preformatted_20_Text"><text:s text:c="4"/>areas instead of flooding a complete set of external routes. <text:s/>When</text:p>
      <text:p text:style-name="Preformatted_20_Text"><text:s text:c="4"/>describing a default summary route, the summary-LSA's Link State ID</text:p>
      <text:p text:style-name="Preformatted_20_Text"><text:s text:c="4"/>is always set to DefaultDestination (0.0.0.0) and the Network Mask</text:p>
      <text:p text:style-name="Preformatted_20_Text"><text:s text:c="4"/>is set to 0.0.0.0.</text:p>
      <text:p text:style-name="Preformatted_20_Text"/>
      <text:p text:style-name="Preformatted_20_Text"><text:s text:c="4"/>Network Mask</text:p>
      <text:p text:style-name="Preformatted_20_Text"><text:s text:c="8"/>For Type 3 summary-LSAs, this indicates the destination</text:p>
      <text:p text:style-name="Preformatted_20_Text"><text:s text:c="8"/>network's IP address mask. <text:s/>For example, when advertising the</text:p>
      <text:p text:style-name="Preformatted_20_Text"><text:s text:c="8"/>location of a class A network the value 0xff000000 would be</text:p>
      <text:p text:style-name="Preformatted_20_Text"><text:s text:c="8"/>used. <text:s/>This field is not meaningful and must be zero for Type 4</text:p>
      <text:p text:style-name="Preformatted_20_Text"><text:s text:c="8"/>summary-LSAs.</text:p>
      <text:p text:style-name="Preformatted_20_Text"/>
      <text:p text:style-name="Preformatted_20_Text"><text:s text:c="4"/>metric</text:p>
      <text:p text:style-name="Preformatted_20_Text"><text:s text:c="8"/>The cost of this route. <text:s/>Expressed in the same units as the</text:p>
      <text:p text:style-name="Preformatted_20_Text"><text:s text:c="8"/>interface costs in the router-LSAs.</text:p>
      <text:p text:style-name="Preformatted_20_Text"/>
      <text:p text:style-name="Preformatted_20_Text"><text:soft-page-break/><text:s text:c="4"/>Additional TOS-specific information may also be included, for</text:p>
      <text:p text:style-name="Preformatted_20_Text"><text:s text:c="4"/>backward compatibility with previous versions of the OSPF</text:p>
      <text:p text:style-name="Preformatted_20_Text"><text:s text:c="4"/>specification ([Ref9]). For each desired TOS, TOS-specific</text:p>
      <text:p text:style-name="Preformatted_20_Text"><text:s text:c="4"/>information is encoded as follows:</text:p>
      <text:p text:style-name="Preformatted_20_Text"/>
      <text:p text:style-name="Preformatted_20_Text"><text:s text:c="4"/>TOS IP Type of Service that this metric refers to. <text:s/>The encoding of</text:p>
      <text:p text:style-name="Preformatted_20_Text"><text:s text:c="8"/>TOS in OSPF LSAs is described in Section 12.3.</text:p>
      <text:p text:style-name="Preformatted_20_Text"/>
      <text:p text:style-name="Preformatted_20_Text"><text:s text:c="4"/>TOS metric</text:p>
      <text:p text:style-name="Preformatted_20_Text"><text:s text:c="8"/>TOS-specific metric information.</text:p>
      <text:p text:style-name="Preformatted_20_Text"/>
      <text:p text:style-name="Preformatted_20_Text">A.4.5 AS-external-LSAs</text:p>
      <text:p text:style-name="Preformatted_20_Text"/>
      <text:p text:style-name="Preformatted_20_Text"><text:s text:c="4"/>AS-external-LSAs are the Type 5 LSAs. <text:s/>These LSAs are originated by</text:p>
      <text:p text:style-name="Preformatted_20_Text"><text:s text:c="4"/>AS boundary routers, and describe destinations external to the AS.</text:p>
      <text:p text:style-name="Preformatted_20_Text"><text:s text:c="4"/>For details concerning the construction of AS-external-LSAs, see</text:p>
      <text:p text:style-name="Preformatted_20_Text"><text:s text:c="4"/>Section 12.4.3.</text:p>
      <text:p text:style-name="Preformatted_20_Text"/>
      <text:p text:style-name="Preformatted_20_Text"><text:s text:c="4"/>AS-external-LSAs usually describe a particular external destination.</text:p>
      <text:p text:style-name="Preformatted_20_Text"><text:s text:c="4"/>For these LSAs the Link State ID field specifies an IP network</text:p>
      <text:p text:style-name="Preformatted_20_Text"><text:s text:c="4"/>number (if necessary, the Link State ID can also have one or more of</text:p>
      <text:p text:style-name="Preformatted_20_Text"><text:s text:c="4"/>the network's "host" bits set; see Appendix E for details). <text:s/>AS-</text:p>
      <text:p text:style-name="Preformatted_20_Text"><text:s text:c="4"/>external-LSAs are also used to describe a default route. <text:s/>Default</text:p>
      <text:p text:style-name="Preformatted_20_Text"><text:s text:c="4"/>routes are used when no specific route exists to the destination.</text:p>
      <text:p text:style-name="Preformatted_20_Text"><text:s text:c="4"/>When describing a default route, the Link State ID is always set to</text:p>
      <text:p text:style-name="Preformatted_20_Text"><text:s text:c="4"/>DefaultDestination (0.0.0.0) and the Network Mask is set to 0.0.0.0.</text:p>
      <text:p text:style-name="Preformatted_20_Text"/>
      <text:p text:style-name="Preformatted_20_Text"/>
      <text:p text:style-name="Preformatted_20_Text"><text:s text:c="8"/>0 <text:s text:c="18"/>1 <text:s text:c="18"/>2 <text:s text:c="18"/>3</text:p>
      <text:p text:style-name="Preformatted_20_Text"><text:s text:c="8"/>0 1 2 3 4 5 6 7 8 9 0 1 2 3 4 5 6 7 8 9 0 1 2 3 4 5 6 7 8 9 0 1</text:p>
      <text:p text:style-name="Preformatted_20_Text"><text:s text:c="7"/>+-+-+-+-+-+-+-+-+-+-+-+-+-+-+-+-+-+-+-+-+-+-+-+-+-+-+-+-+-+-+-+-+</text:p>
      <text:p text:style-name="Preformatted_20_Text"><text:s text:c="7"/>| <text:s text:c="11"/>LS age <text:s text:c="12"/>| <text:s text:c="4"/>Options <text:s text:c="2"/>| <text:s text:c="5"/>5 <text:s text:c="7"/>|</text:p>
      <text:p text:style-name="Preformatted_20_Text"><text:s text:c="7"/>+-+-+-+-+-+-+-+-+-+-+-+-+-+-+-+-+-+-+-+-+-+-+-+-+-+-+-+-+-+-+-+-+</text:p>
      <text:p text:style-name="Preformatted_20_Text"><text:s text:c="7"/>| <text:s text:c="23"/>Link State ID <text:s text:c="25"/>|</text:p>
      <text:p text:style-name="Preformatted_20_Text"><text:s text:c="7"/>+-+-+-+-+-+-+-+-+-+-+-+-+-+-+-+-+-+-+-+-+-+-+-+-+-+-+-+-+-+-+-+-+</text:p>
      <text:p text:style-name="Preformatted_20_Text"><text:s text:c="7"/>| <text:s text:c="20"/>Advertising Router <text:s text:c="23"/>|</text:p>
      <text:p text:style-name="Preformatted_20_Text"><text:s text:c="7"/>+-+-+-+-+-+-+-+-+-+-+-+-+-+-+-+-+-+-+-+-+-+-+-+-+-+-+-+-+-+-+-+-+</text:p>
      <text:p text:style-name="Preformatted_20_Text"><text:s text:c="7"/>| <text:s text:c="20"/>LS sequence number <text:s text:c="23"/>|</text:p>
      <text:p text:style-name="Preformatted_20_Text"><text:s text:c="7"/>+-+-+-+-+-+-+-+-+-+-+-+-+-+-+-+-+-+-+-+-+-+-+-+-+-+-+-+-+-+-+-+-+</text:p>
      <text:p text:style-name="Preformatted_20_Text"><text:s text:c="7"/>| <text:s text:c="8"/>LS checksum <text:s text:c="10"/>| <text:s text:c="12"/>length <text:s text:c="11"/>|</text:p>
      <text:p text:style-name="Preformatted_20_Text"><text:s text:c="7"/>+-+-+-+-+-+-+-+-+-+-+-+-+-+-+-+-+-+-+-+-+-+-+-+-+-+-+-+-+-+-+-+-+</text:p>
      <text:p text:style-name="Preformatted_20_Text"><text:s text:c="7"/>| <text:s text:c="24"/>Network Mask <text:s text:c="25"/>|</text:p>
      <text:p text:style-name="Preformatted_20_Text"><text:s text:c="7"/>+-+-+-+-+-+-+-+-+-+-+-+-+-+-+-+-+-+-+-+-+-+-+-+-+-+-+-+-+-+-+-+-+</text:p>
      <text:p text:style-name="Preformatted_20_Text"><text:s text:c="7"/>|E| <text:s text:c="4"/>0 <text:s text:c="6"/>| <text:s text:c="17"/>metric <text:s text:c="22"/>|</text:p>
      <text:p text:style-name="Preformatted_20_Text"><text:s text:c="7"/>+-+-+-+-+-+-+-+-+-+-+-+-+-+-+-+-+-+-+-+-+-+-+-+-+-+-+-+-+-+-+-+-+</text:p>
      <text:p text:style-name="Preformatted_20_Text"><text:s text:c="7"/>| <text:s text:c="21"/>Forwarding address <text:s text:c="22"/>|</text:p>
      <text:p text:style-name="Preformatted_20_Text"><text:s text:c="7"/>+-+-+-+-+-+-+-+-+-+-+-+-+-+-+-+-+-+-+-+-+-+-+-+-+-+-+-+-+-+-+-+-+</text:p>
      <text:p text:style-name="Preformatted_20_Text"><text:s text:c="7"/>| <text:s text:c="21"/>External Route Tag <text:s text:c="22"/>|</text:p>
      <text:p text:style-name="Preformatted_20_Text"><text:s text:c="7"/>+-+-+-+-+-+-+-+-+-+-+-+-+-+-+-+-+-+-+-+-+-+-+-+-+-+-+-+-+-+-+-+-+</text:p>
      <text:p text:style-name="Preformatted_20_Text"><text:s text:c="7"/>|E| <text:s text:c="3"/>TOS <text:s text:c="5"/>| <text:s text:c="15"/>TOS <text:s/>metric <text:s text:c="19"/>|</text:p>
      <text:p text:style-name="Preformatted_20_Text"><text:s text:c="7"/>+-+-+-+-+-+-+-+-+-+-+-+-+-+-+-+-+-+-+-+-+-+-+-+-+-+-+-+-+-+-+-+-+</text:p>
      <text:p text:style-name="Preformatted_20_Text"><text:s text:c="7"/>| <text:s text:c="21"/>Forwarding address <text:s text:c="22"/>|</text:p>
      <text:p text:style-name="Preformatted_20_Text"><text:s text:c="7"/>+-+-+-+-+-+-+-+-+-+-+-+-+-+-+-+-+-+-+-+-+-+-+-+-+-+-+-+-+-+-+-+-+</text:p>
      <text:p text:style-name="Preformatted_20_Text"><text:s text:c="7"/>| <text:s text:c="21"/>External Route Tag <text:s text:c="22"/>|</text:p>
      <text:p text:style-name="Preformatted_20_Text"><text:s text:c="7"/>+-+-+-+-+-+-+-+-+-+-+-+-+-+-+-+-+-+-+-+-+-+-+-+-+-+-+-+-+-+-+-+-+</text:p>
      <text:p text:style-name="Preformatted_20_Text"><text:s text:c="7"/>| <text:s text:c="29"/>... <text:s text:c="29"/>|</text:p>
      <text:p text:style-name="Preformatted_20_Text"/>
      <text:p text:style-name="Preformatted_20_Text"/>
      <text:p text:style-name="Preformatted_20_Text"/>
      <text:p text:style-name="Preformatted_20_Text"><text:s text:c="4"/>Network Mask</text:p>
      <text:p text:style-name="Preformatted_20_Text"><text:s text:c="8"/>The IP address mask for the advertised destination. <text:s/>For</text:p>
      <text:p text:style-name="Preformatted_20_Text"><text:soft-page-break/><text:s text:c="8"/>example, when advertising a class A network the mask 0xff000000</text:p>
      <text:p text:style-name="Preformatted_20_Text"><text:s text:c="8"/>would be used.</text:p>
      <text:p text:style-name="Preformatted_20_Text"/>
      <text:p text:style-name="Preformatted_20_Text"><text:s text:c="4"/>bit E</text:p>
      <text:p text:style-name="Preformatted_20_Text"><text:s text:c="8"/>The type of external metric. <text:s/>If bit E is set, the metric</text:p>
      <text:p text:style-name="Preformatted_20_Text"><text:s text:c="8"/>specified is a Type 2 external metric. <text:s/>This means the metric is</text:p>
      <text:p text:style-name="Preformatted_20_Text"><text:s text:c="8"/>considered larger than any link state path. <text:s/>If bit E is zero,</text:p>
      <text:p text:style-name="Preformatted_20_Text"><text:s text:c="8"/>the specified metric is a Type 1 external metric. <text:s/>This means</text:p>
      <text:p text:style-name="Preformatted_20_Text"><text:s text:c="8"/>that it is expressed in the same units as the link state metric</text:p>
      <text:p text:style-name="Preformatted_20_Text"><text:s text:c="8"/>(i.e., the same units as interface cost).</text:p>
      <text:p text:style-name="Preformatted_20_Text"/>
      <text:p text:style-name="Preformatted_20_Text"><text:s text:c="4"/>metric</text:p>
      <text:p text:style-name="Preformatted_20_Text"><text:s text:c="8"/>The cost of this route. <text:s/>Interpretation depends on the external</text:p>
      <text:p text:style-name="Preformatted_20_Text"><text:s text:c="8"/>type indication (bit E above).</text:p>
      <text:p text:style-name="Preformatted_20_Text"/>
      <text:p text:style-name="Preformatted_20_Text"><text:s text:c="4"/>Forwarding address</text:p>
      <text:p text:style-name="Preformatted_20_Text"><text:s text:c="8"/>Data traffic for the advertised destination will be forwarded to</text:p>
      <text:p text:style-name="Preformatted_20_Text"><text:s text:c="8"/>this address. <text:s/>If the Forwarding address is set to 0.0.0.0, data</text:p>
      <text:p text:style-name="Preformatted_20_Text"><text:s text:c="8"/>traffic will be forwarded instead to the LSA's originator (i.e.,</text:p>
      <text:p text:style-name="Preformatted_20_Text"><text:s text:c="8"/>the responsible AS boundary router).</text:p>
      <text:p text:style-name="Preformatted_20_Text"/>
      <text:p text:style-name="Preformatted_20_Text"><text:s text:c="4"/>External Route Tag</text:p>
      <text:p text:style-name="Preformatted_20_Text"><text:s text:c="8"/>A 32-bit field attached to each external route. <text:s/>This is not</text:p>
      <text:p text:style-name="Preformatted_20_Text"><text:s text:c="8"/>used by the OSPF protocol itself. <text:s/>It may be used to communicate</text:p>
      <text:p text:style-name="Preformatted_20_Text"><text:s text:c="8"/>information between AS boundary routers; the precise nature of</text:p>
      <text:p text:style-name="Preformatted_20_Text"><text:s text:c="8"/>such information is outside the scope of this specification.</text:p>
      <text:p text:style-name="Preformatted_20_Text"/>
      <text:p text:style-name="Preformatted_20_Text"><text:s text:c="4"/>Additional TOS-specific information may also be included, for</text:p>
      <text:p text:style-name="Preformatted_20_Text"><text:s text:c="4"/>backward compatibility with previous versions of the OSPF</text:p>
      <text:p text:style-name="Preformatted_20_Text"><text:s text:c="4"/>specification ([Ref9]). For each desired TOS, TOS-specific</text:p>
      <text:p text:style-name="Preformatted_20_Text"><text:s text:c="4"/>information is encoded as follows:</text:p>
      <text:p text:style-name="Preformatted_20_Text"/>
      <text:p text:style-name="Preformatted_20_Text"><text:s text:c="4"/>TOS The Type of Service that the following fields concern. <text:s/>The</text:p>
      <text:p text:style-name="Preformatted_20_Text"><text:s text:c="8"/>encoding of TOS in OSPF LSAs is described in Section 12.3.</text:p>
      <text:p text:style-name="Preformatted_20_Text"><text:s text:c="4"/>bit E</text:p>
      <text:p text:style-name="Preformatted_20_Text"><text:s text:c="8"/>For backward-compatibility with [Ref9].</text:p>
      <text:p text:style-name="Preformatted_20_Text"/>
      <text:p text:style-name="Preformatted_20_Text"><text:s text:c="4"/>TOS metric</text:p>
      <text:p text:style-name="Preformatted_20_Text"><text:s text:c="8"/>TOS-specific metric information.</text:p>
      <text:p text:style-name="Preformatted_20_Text"/>
      <text:p text:style-name="Preformatted_20_Text"><text:s text:c="4"/>Forwarding address</text:p>
      <text:p text:style-name="Preformatted_20_Text"><text:s text:c="8"/>For backward-compatibility with [Ref9].</text:p>
      <text:p text:style-name="Preformatted_20_Text"/>
      <text:p text:style-name="Preformatted_20_Text"><text:s text:c="4"/>External Route Tag</text:p>
      <text:p text:style-name="Preformatted_20_Text"><text:s text:c="8"/>For backward-compatibility with [Ref9].</text:p>
      <text:p text:style-name="Preformatted_20_Text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1b20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7</text:page-number> <text:title/><text:span text:style-name="MT1">OSPF data formats: annex A from RFC23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5:15:43.592882466</meta:creation-date>
    <dc:date>2017-03-15T15:27:05.028968232</dc:date>
    <meta:editing-duration>PT10M41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7" meta:paragraph-count="814" meta:word-count="5474" meta:character-count="49000" meta:non-whitespace-character-count="31994"/>
  </office:meta>
</office:document-meta>
</file>